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Ubuntu" svg:font-family="Ubuntu"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47" style:family="table">
      <style:table-properties style:width="169.92mm" fo:margin-left="0mm" fo:margin-right="0.09mm" table:align="margins"/>
    </style:style>
    <style:style style:name="Table147.A" style:family="table-column">
      <style:table-column-properties style:column-width="42.92mm" style:rel-column-width="16552*"/>
    </style:style>
    <style:style style:name="Table147.B" style:family="table-column">
      <style:table-column-properties style:column-width="127mm" style:rel-column-width="48983*"/>
    </style:style>
    <style:style style:name="Table147.A1" style:family="table-cell">
      <style:table-cell-properties fo:padding="0.97mm" fo:border-left="none" fo:border-right="none" fo:border-top="1pt solid #000000" fo:border-bottom="1pt solid #000000"/>
    </style:style>
    <style:style style:name="Table147.A2" style:family="table-cell">
      <style:table-cell-properties fo:padding="0.97mm" fo:border="none"/>
    </style:style>
    <style:style style:name="Table6" style:family="table">
      <style:table-properties style:width="169.92mm" fo:break-before="auto" fo:break-after="auto" table:align="left" fo:background-color="transparent" fo:keep-with-next="auto" style:may-break-between-rows="true" style:writing-mode="page">
        <style:background-image/>
      </style:table-properties>
    </style:style>
    <style:style style:name="Table6.A" style:family="table-column">
      <style:table-column-properties style:column-width="26.33mm"/>
    </style:style>
    <style:style style:name="Table6.B" style:family="table-column">
      <style:table-column-properties style:column-width="143.58mm"/>
    </style:style>
    <style:style style:name="Table6.A1" style:family="table-cell">
      <style:table-cell-properties fo:padding="0.97mm" fo:border="none"/>
    </style:style>
    <style:style style:name="Table8" style:family="table">
      <style:table-properties style:width="169.92mm" fo:break-before="auto" fo:break-after="auto" table:align="left" fo:background-color="transparent" fo:keep-with-next="auto" style:may-break-between-rows="true" style:writing-mode="page">
        <style:background-image/>
      </style:table-properties>
    </style:style>
    <style:style style:name="Table8.A" style:family="table-column">
      <style:table-column-properties style:column-width="26.33mm"/>
    </style:style>
    <style:style style:name="Table8.B" style:family="table-column">
      <style:table-column-properties style:column-width="18.94mm"/>
    </style:style>
    <style:style style:name="Table8.C" style:family="table-column">
      <style:table-column-properties style:column-width="33.25mm"/>
    </style:style>
    <style:style style:name="Table8.D" style:family="table-column">
      <style:table-column-properties style:column-width="60.33mm"/>
    </style:style>
    <style:style style:name="Table8.E" style:family="table-column">
      <style:table-column-properties style:column-width="31.06mm"/>
    </style:style>
    <style:style style:name="Table8.A1" style:family="table-cell">
      <style:table-cell-properties fo:padding="0.97mm" fo:border="none"/>
    </style:style>
    <style:style style:name="Table8.B3" style:family="table-cell">
      <style:table-cell-properties fo:background-color="transparent" fo:padding="0.97mm" fo:border-left="none" fo:border-right="none" fo:border-top="none" fo:border-bottom="1pt solid #000000">
        <style:background-image/>
      </style:table-cell-properties>
    </style:style>
    <style:style style:name="Table8.6" style:family="table-row">
      <style:table-row-properties fo:background-color="transparent" fo:keep-together="auto">
        <style:background-image/>
      </style:table-row-properties>
    </style:style>
    <style:style style:name="Table8.A6" style:family="table-cell">
      <style:table-cell-properties style:vertical-align="" fo:background-color="transparent" fo:padding="0.97mm" fo:border="none" style:writing-mode="page">
        <style:background-image/>
      </style:table-cell-properties>
    </style:style>
    <style:style style:name="Table9" style:family="table">
      <style:table-properties style:width="170mm" fo:break-before="auto" fo:break-after="auto" table:align="margins" fo:background-color="transparent" fo:keep-with-next="auto" style:may-break-between-rows="true" style:writing-mode="page">
        <style:background-image/>
      </style:table-properties>
    </style:style>
    <style:style style:name="Table9.A" style:family="table-column">
      <style:table-column-properties style:column-width="26.35mm" style:rel-column-width="10158*"/>
    </style:style>
    <style:style style:name="Table9.B" style:family="table-column">
      <style:table-column-properties style:column-width="143.65mm" style:rel-column-width="55377*"/>
    </style:style>
    <style:style style:name="Table9.A1" style:family="table-cell">
      <style:table-cell-properties fo:padding="0.97mm" fo:border="none"/>
    </style:style>
    <style:style style:name="Table9.4" style:family="table-row">
      <style:table-row-properties fo:background-color="transparent" fo:keep-together="auto">
        <style:background-image/>
      </style:table-row-properties>
    </style:style>
    <style:style style:name="Table9.A4" style:family="table-cell">
      <style:table-cell-properties style:vertical-align="" fo:background-color="transparent" fo:padding="0.97mm" fo:border="none" style:writing-mode="page">
        <style:background-image/>
      </style:table-cell-properties>
    </style:style>
    <style:style style:name="Table12" style:family="table">
      <style:table-properties style:width="170mm" fo:break-before="auto" fo:break-after="auto" table:align="margins" fo:background-color="transparent" fo:keep-with-next="auto" style:may-break-between-rows="true" style:writing-mode="page">
        <style:background-image/>
      </style:table-properties>
    </style:style>
    <style:style style:name="Table12.A" style:family="table-column">
      <style:table-column-properties style:column-width="26.35mm" style:rel-column-width="10158*"/>
    </style:style>
    <style:style style:name="Table12.B" style:family="table-column">
      <style:table-column-properties style:column-width="143.65mm" style:rel-column-width="55377*"/>
    </style:style>
    <style:style style:name="Table12.A1" style:family="table-cell">
      <style:table-cell-properties fo:padding="0.97mm" fo:border="none"/>
    </style:style>
    <style:style style:name="Table12.4" style:family="table-row">
      <style:table-row-properties fo:background-color="transparent" fo:keep-together="auto">
        <style:background-image/>
      </style:table-row-properties>
    </style:style>
    <style:style style:name="Table12.A4" style:family="table-cell">
      <style:table-cell-properties style:vertical-align="" fo:background-color="transparent" fo:padding="0.97mm" fo:border="none" style:writing-mode="page">
        <style:background-image/>
      </style:table-cell-properties>
    </style:style>
    <style:style style:name="Table11" style:family="table">
      <style:table-properties style:width="170mm" fo:break-before="auto" fo:break-after="auto" table:align="margins" fo:background-color="transparent" fo:keep-with-next="auto" style:may-break-between-rows="true" style:writing-mode="page">
        <style:background-image/>
      </style:table-properties>
    </style:style>
    <style:style style:name="Table11.A" style:family="table-column">
      <style:table-column-properties style:column-width="26.35mm" style:rel-column-width="10158*"/>
    </style:style>
    <style:style style:name="Table11.B" style:family="table-column">
      <style:table-column-properties style:column-width="143.65mm" style:rel-column-width="55377*"/>
    </style:style>
    <style:style style:name="Table11.A1" style:family="table-cell">
      <style:table-cell-properties fo:padding="0.97mm" fo:border="none"/>
    </style:style>
    <style:style style:name="Table11.4" style:family="table-row">
      <style:table-row-properties fo:background-color="transparent" fo:keep-together="auto">
        <style:background-image/>
      </style:table-row-properties>
    </style:style>
    <style:style style:name="Table11.A4" style:family="table-cell">
      <style:table-cell-properties style:vertical-align="" fo:background-color="transparent" fo:padding="0.97mm" fo:border="none" style:writing-mode="page">
        <style:background-image/>
      </style:table-cell-properties>
    </style:style>
    <style:style style:name="Table182" style:family="table">
      <style:table-properties style:width="169.92mm" fo:break-before="auto" fo:break-after="auto" table:align="left" fo:background-color="transparent" fo:keep-with-next="auto" style:may-break-between-rows="true" style:writing-mode="page">
        <style:background-image/>
      </style:table-properties>
    </style:style>
    <style:style style:name="Table182.A" style:family="table-column">
      <style:table-column-properties style:column-width="26.33mm"/>
    </style:style>
    <style:style style:name="Table182.B" style:family="table-column">
      <style:table-column-properties style:column-width="36.11mm"/>
    </style:style>
    <style:style style:name="Table182.C" style:family="table-column">
      <style:table-column-properties style:column-width="35.35mm"/>
    </style:style>
    <style:style style:name="Table182.D" style:family="table-column">
      <style:table-column-properties style:column-width="41.49mm"/>
    </style:style>
    <style:style style:name="Table182.E" style:family="table-column">
      <style:table-column-properties style:column-width="30.64mm"/>
    </style:style>
    <style:style style:name="Table182.A1" style:family="table-cell">
      <style:table-cell-properties fo:padding="0.97mm" fo:border="none"/>
    </style:style>
    <style:style style:name="Table182.B3" style:family="table-cell">
      <style:table-cell-properties fo:background-color="transparent" fo:padding="0.97mm" fo:border-left="none" fo:border-right="none" fo:border-top="none" fo:border-bottom="1pt solid #000000">
        <style:background-image/>
      </style:table-cell-properties>
    </style:style>
    <style:style style:name="Table182.6" style:family="table-row">
      <style:table-row-properties fo:background-color="transparent" fo:keep-together="auto">
        <style:background-image/>
      </style:table-row-properties>
    </style:style>
    <style:style style:name="Table182.A6" style:family="table-cell">
      <style:table-cell-properties style:vertical-align="" fo:background-color="transparent" fo:padding="0.97mm" fo:border="none" style:writing-mode="page">
        <style:background-image/>
      </style:table-cell-properties>
    </style:style>
    <style:style style:name="Table13" style:family="table">
      <style:table-properties style:width="170mm" fo:break-before="auto" fo:break-after="auto" table:align="margins" fo:background-color="transparent" fo:keep-with-next="auto" style:may-break-between-rows="true" style:writing-mode="page">
        <style:background-image/>
      </style:table-properties>
    </style:style>
    <style:style style:name="Table13.A" style:family="table-column">
      <style:table-column-properties style:column-width="26.35mm" style:rel-column-width="10158*"/>
    </style:style>
    <style:style style:name="Table13.B" style:family="table-column">
      <style:table-column-properties style:column-width="143.65mm" style:rel-column-width="55377*"/>
    </style:style>
    <style:style style:name="Table13.A1" style:family="table-cell">
      <style:table-cell-properties fo:padding="0.97mm" fo:border="none"/>
    </style:style>
    <style:style style:name="Table13.4" style:family="table-row">
      <style:table-row-properties fo:background-color="transparent" fo:keep-together="auto">
        <style:background-image/>
      </style:table-row-properties>
    </style:style>
    <style:style style:name="Table13.A4" style:family="table-cell">
      <style:table-cell-properties style:vertical-align="" fo:background-color="transparent" fo:padding="0.97mm" fo:border="none" style:writing-mode="page">
        <style:background-image/>
      </style:table-cell-properties>
    </style:style>
    <style:style style:name="Table181" style:family="table">
      <style:table-properties style:width="170mm" fo:break-before="auto" fo:break-after="auto" table:align="margins" fo:background-color="transparent" fo:keep-with-next="auto" style:may-break-between-rows="true" style:writing-mode="page">
        <style:background-image/>
      </style:table-properties>
    </style:style>
    <style:style style:name="Table181.A" style:family="table-column">
      <style:table-column-properties style:column-width="26.35mm" style:rel-column-width="10158*"/>
    </style:style>
    <style:style style:name="Table181.B" style:family="table-column">
      <style:table-column-properties style:column-width="35.91mm" style:rel-column-width="13844*"/>
    </style:style>
    <style:style style:name="Table181.E" style:family="table-column">
      <style:table-column-properties style:column-width="35.91mm" style:rel-column-width="13845*"/>
    </style:style>
    <style:style style:name="Table181.A1" style:family="table-cell">
      <style:table-cell-properties fo:padding="0.97mm" fo:border="none"/>
    </style:style>
    <style:style style:name="Table181.B3" style:family="table-cell">
      <style:table-cell-properties fo:background-color="transparent" fo:padding="0.97mm" fo:border-left="none" fo:border-right="none" fo:border-top="none" fo:border-bottom="1pt solid #000000">
        <style:background-image/>
      </style:table-cell-properties>
    </style:style>
    <style:style style:name="Table181.6" style:family="table-row">
      <style:table-row-properties fo:background-color="transparent" fo:keep-together="auto">
        <style:background-image/>
      </style:table-row-properties>
    </style:style>
    <style:style style:name="Table181.A6" style:family="table-cell">
      <style:table-cell-properties style:vertical-align="" fo:background-color="transparent" fo:padding="0.97mm" fo:border="none" style:writing-mode="page">
        <style:background-image/>
      </style:table-cell-properties>
    </style:style>
    <style:style style:name="Table15" style:family="table">
      <style:table-properties style:width="170mm" fo:break-before="auto" fo:break-after="auto" table:align="margins" fo:background-color="transparent" fo:keep-with-next="auto" style:may-break-between-rows="true" style:writing-mode="page">
        <style:background-image/>
      </style:table-properties>
    </style:style>
    <style:style style:name="Table15.A" style:family="table-column">
      <style:table-column-properties style:column-width="26.35mm" style:rel-column-width="10158*"/>
    </style:style>
    <style:style style:name="Table15.B" style:family="table-column">
      <style:table-column-properties style:column-width="143.65mm" style:rel-column-width="55377*"/>
    </style:style>
    <style:style style:name="Table15.A1" style:family="table-cell">
      <style:table-cell-properties fo:padding="0.97mm" fo:border="none"/>
    </style:style>
    <style:style style:name="Table15.4" style:family="table-row">
      <style:table-row-properties fo:background-color="transparent" fo:keep-together="auto">
        <style:background-image/>
      </style:table-row-properties>
    </style:style>
    <style:style style:name="Table15.A4" style:family="table-cell">
      <style:table-cell-properties style:vertical-align="" fo:background-color="transparent" fo:padding="0.97mm" fo:border="none" style:writing-mode="page">
        <style:background-image/>
      </style:table-cell-properties>
    </style:style>
    <style:style style:name="Table1" style:family="table">
      <style:table-properties style:width="170mm" fo:break-before="auto" fo:break-after="auto" table:align="margins" fo:background-color="transparent" fo:keep-with-next="auto" style:may-break-between-rows="true" style:writing-mode="page">
        <style:background-image/>
      </style:table-properties>
    </style:style>
    <style:style style:name="Table1.A" style:family="table-column">
      <style:table-column-properties style:column-width="26.35mm" style:rel-column-width="10158*"/>
    </style:style>
    <style:style style:name="Table1.B" style:family="table-column">
      <style:table-column-properties style:column-width="143.65mm" style:rel-column-width="55377*"/>
    </style:style>
    <style:style style:name="Table1.A1" style:family="table-cell">
      <style:table-cell-properties fo:padding="0.97mm" fo:border="none"/>
    </style:style>
    <style:style style:name="Table1.4" style:family="table-row">
      <style:table-row-properties fo:background-color="transparent" fo:keep-together="auto">
        <style:background-image/>
      </style:table-row-properties>
    </style:style>
    <style:style style:name="Table1.A4" style:family="table-cell">
      <style:table-cell-properties style:vertical-align="" fo:background-color="transparent" fo:padding="0.97mm" fo:border="none" style:writing-mode="page">
        <style:background-image/>
      </style:table-cell-properties>
    </style:style>
    <style:style style:name="Table2" style:family="table">
      <style:table-properties style:width="170mm" fo:break-before="auto" fo:break-after="auto" table:align="margins" fo:background-color="transparent" fo:keep-with-next="auto" style:may-break-between-rows="true" style:writing-mode="page">
        <style:background-image/>
      </style:table-properties>
    </style:style>
    <style:style style:name="Table2.A" style:family="table-column">
      <style:table-column-properties style:column-width="26.35mm" style:rel-column-width="10158*"/>
    </style:style>
    <style:style style:name="Table2.B" style:family="table-column">
      <style:table-column-properties style:column-width="143.65mm" style:rel-column-width="55377*"/>
    </style:style>
    <style:style style:name="Table2.A1" style:family="table-cell">
      <style:table-cell-properties fo:padding="0.97mm" fo:border="none"/>
    </style:style>
    <style:style style:name="Table2.4" style:family="table-row">
      <style:table-row-properties fo:background-color="transparent" fo:keep-together="auto">
        <style:background-image/>
      </style:table-row-properties>
    </style:style>
    <style:style style:name="Table2.A4" style:family="table-cell">
      <style:table-cell-properties style:vertical-align="" fo:background-color="transparent" fo:padding="0.97mm" fo:border="none" style:writing-mode="page">
        <style:background-image/>
      </style:table-cell-properties>
    </style:style>
    <style:style style:name="Table3" style:family="table">
      <style:table-properties style:width="170mm" fo:break-before="auto" fo:break-after="auto" table:align="margins" fo:background-color="transparent" fo:keep-with-next="auto" style:may-break-between-rows="true" style:writing-mode="page">
        <style:background-image/>
      </style:table-properties>
    </style:style>
    <style:style style:name="Table3.A" style:family="table-column">
      <style:table-column-properties style:column-width="26.35mm" style:rel-column-width="10158*"/>
    </style:style>
    <style:style style:name="Table3.B" style:family="table-column">
      <style:table-column-properties style:column-width="143.65mm" style:rel-column-width="55377*"/>
    </style:style>
    <style:style style:name="Table3.A1" style:family="table-cell">
      <style:table-cell-properties fo:padding="0.97mm" fo:border="none"/>
    </style:style>
    <style:style style:name="Table3.4" style:family="table-row">
      <style:table-row-properties fo:background-color="transparent" fo:keep-together="auto">
        <style:background-image/>
      </style:table-row-properties>
    </style:style>
    <style:style style:name="Table3.A4" style:family="table-cell">
      <style:table-cell-properties style:vertical-align="" fo:background-color="transparent" fo:padding="0.97mm" fo:border="none" style:writing-mode="page">
        <style:background-image/>
      </style:table-cell-properties>
    </style:style>
    <style:style style:name="Table4" style:family="table">
      <style:table-properties style:width="170mm" fo:break-before="auto" fo:break-after="auto" table:align="margins" fo:background-color="transparent" fo:keep-with-next="auto" style:may-break-between-rows="true" style:writing-mode="page">
        <style:background-image/>
      </style:table-properties>
    </style:style>
    <style:style style:name="Table4.A" style:family="table-column">
      <style:table-column-properties style:column-width="26.35mm" style:rel-column-width="10158*"/>
    </style:style>
    <style:style style:name="Table4.B" style:family="table-column">
      <style:table-column-properties style:column-width="143.65mm" style:rel-column-width="55377*"/>
    </style:style>
    <style:style style:name="Table4.A1" style:family="table-cell">
      <style:table-cell-properties fo:padding="0.97mm" fo:border="none"/>
    </style:style>
    <style:style style:name="Table4.4" style:family="table-row">
      <style:table-row-properties fo:background-color="transparent" fo:keep-together="auto">
        <style:background-image/>
      </style:table-row-properties>
    </style:style>
    <style:style style:name="Table4.A4" style:family="table-cell">
      <style:table-cell-properties style:vertical-align="" fo:background-color="transparent" fo:padding="0.97mm" fo:border="none" style:writing-mode="page">
        <style:background-image/>
      </style:table-cell-properties>
    </style:style>
    <style:style style:name="P1" style:family="paragraph" style:parent-style-name="Standard">
      <style:text-properties fo:language="en" fo:country="US"/>
    </style:style>
    <style:style style:name="P2" style:family="paragraph" style:parent-style-name="Standard">
      <style:paragraph-properties fo:text-align="center" style:justify-single-word="false"/>
      <style:text-properties fo:language="en" fo:country="US"/>
    </style:style>
    <style:style style:name="P3" style:family="paragraph" style:parent-style-name="Standard">
      <style:text-properties fo:language="en" fo:country="US" fo:font-style="normal" style:font-style-asian="normal" style:font-style-complex="normal"/>
    </style:style>
    <style:style style:name="P4" style:family="paragraph" style:parent-style-name="Standard">
      <style:text-properties fo:language="en" fo:country="US" fo:background-color="transparent"/>
    </style:style>
    <style:style style:name="P5" style:family="paragraph" style:parent-style-name="Standard">
      <style:text-properties fo:background-color="transparent"/>
    </style:style>
    <style:style style:name="P6" style:family="paragraph" style:parent-style-name="note">
      <style:text-properties fo:language="en" fo:country="US"/>
    </style:style>
    <style:style style:name="P7" style:family="paragraph" style:parent-style-name="note">
      <style:text-properties fo:language="en" fo:country="US" fo:font-style="normal" style:font-style-asian="normal" style:font-style-complex="normal"/>
    </style:style>
    <style:style style:name="P8" style:family="paragraph" style:parent-style-name="cmd_5f_root">
      <style:text-properties fo:language="en" fo:country="US"/>
    </style:style>
    <style:style style:name="P9" style:family="paragraph" style:parent-style-name="cmd_5f_root">
      <style:text-properties fo:font-size="10.5pt"/>
    </style:style>
    <style:style style:name="P10" style:family="paragraph" style:parent-style-name="cmd_5f_code">
      <style:text-properties fo:language="en" fo:country="US"/>
    </style:style>
    <style:style style:name="P11" style:family="paragraph" style:parent-style-name="cmd_5f_code">
      <style:text-properties style:font-name="Courier New" fo:font-size="10.5pt" fo:language="en" fo:country="US"/>
    </style:style>
    <style:style style:name="P12" style:family="paragraph" style:parent-style-name="Default_5f_ntt">
      <style:paragraph-properties fo:text-align="start" style:justify-single-word="false"/>
    </style:style>
    <style:style style:name="P13" style:family="paragraph" style:parent-style-name="Default_5f_ntt">
      <style:text-properties fo:language="en" fo:country="US"/>
    </style:style>
    <style:style style:name="P14" style:family="paragraph" style:parent-style-name="Default_5f_ntt">
      <style:text-properties fo:language="en" fo:country="US" fo:font-style="normal" style:font-style-asian="normal" style:font-style-complex="normal"/>
    </style:style>
    <style:style style:name="P15" style:family="paragraph" style:parent-style-name="scpi0">
      <style:text-properties fo:background-color="transparent"/>
    </style:style>
    <style:style style:name="P16" style:family="paragraph" style:parent-style-name="scpi0">
      <style:text-properties fo:background-color="#ffff00"/>
    </style:style>
    <style:style style:name="P17" style:family="paragraph" style:parent-style-name="cmd_5f_code_5f_single">
      <style:text-properties fo:language="en" fo:country="US"/>
    </style:style>
    <style:style style:name="P18" style:family="paragraph" style:parent-style-name="Standard">
      <style:text-properties fo:language="en" fo:country="US"/>
    </style:style>
    <style:style style:name="P19" style:family="paragraph" style:parent-style-name="Standard">
      <style:text-properties fo:language="en" fo:country="US" fo:font-style="normal" officeooo:paragraph-rsid="000d4e6b" style:font-style-asian="normal" style:font-style-complex="normal"/>
    </style:style>
    <style:style style:name="P20" style:family="paragraph" style:parent-style-name="Standard">
      <style:text-properties fo:language="en" fo:country="US" officeooo:paragraph-rsid="000d4e6b"/>
    </style:style>
    <style:style style:name="P21" style:family="paragraph" style:parent-style-name="Standard">
      <style:text-properties fo:language="en" fo:country="US" officeooo:paragraph-rsid="0019a3fb"/>
    </style:style>
    <style:style style:name="P22" style:family="paragraph" style:parent-style-name="Standard">
      <style:text-properties officeooo:paragraph-rsid="000d4e6b"/>
    </style:style>
    <style:style style:name="P23" style:family="paragraph" style:parent-style-name="Heading_20_1" style:master-page-name="First_20_Page">
      <style:paragraph-properties style:page-number="auto"/>
    </style:style>
    <style:style style:name="P24" style:family="paragraph" style:parent-style-name="cmd_5f_root">
      <style:text-properties fo:language="en" fo:country="US" officeooo:paragraph-rsid="000d4e6b"/>
    </style:style>
    <style:style style:name="P25" style:family="paragraph" style:parent-style-name="Heading_20_2">
      <style:text-properties officeooo:paragraph-rsid="000d4e6b"/>
    </style:style>
    <style:style style:name="P26" style:family="paragraph" style:parent-style-name="Heading_20_2">
      <style:paragraph-properties fo:break-before="auto" fo:break-after="auto"/>
    </style:style>
    <style:style style:name="P27" style:family="paragraph" style:parent-style-name="Default_5f_ntt">
      <style:text-properties fo:language="en" fo:country="US" officeooo:paragraph-rsid="000d4e6b"/>
    </style:style>
    <style:style style:name="P28" style:family="paragraph" style:parent-style-name="Default_5f_ntt">
      <style:text-properties officeooo:paragraph-rsid="000d4e6b"/>
    </style:style>
    <style:style style:name="P29" style:family="paragraph" style:parent-style-name="cmd_5f_code_20_Start">
      <style:text-properties officeooo:paragraph-rsid="000d4e6b"/>
    </style:style>
    <style:style style:name="P30" style:family="paragraph">
      <style:paragraph-properties fo:margin-left="0mm" fo:margin-right="0mm" fo:margin-top="0mm" fo:margin-bottom="0mm" fo:line-height="100%" fo:text-align="start" fo:text-indent="0mm" style:text-autospace="ideograph-alpha" style:punctuation-wrap="hanging" style:line-break="strict" style:writing-mode="lr-tb">
        <style:tab-stops/>
      </style:paragraph-properties>
      <style:text-properties fo:hyphenate="false"/>
    </style:style>
    <style:style style:name="T1" style:family="text">
      <style:text-properties fo:language="en" fo:country="US" fo:font-style="normal" style:font-style-asian="normal" style:font-style-complex="normal"/>
    </style:style>
    <style:style style:name="T2" style:family="text">
      <style:text-properties officeooo:rsid="00154d9f"/>
    </style:style>
    <style:style style:name="T3" style:family="text">
      <style:text-properties officeooo:rsid="0016206c"/>
    </style:style>
    <style:style style:name="T4" style:family="text">
      <style:text-properties fo:language="en" fo:country="US"/>
    </style:style>
    <style:style style:name="T5" style:family="text">
      <style:text-properties fo:language="en" fo:country="US" fo:font-style="normal" style:font-style-asian="normal" style:font-style-complex="normal"/>
    </style:style>
    <style:style style:name="T6" style:family="text">
      <style:text-properties fo:language="en" fo:country="US" fo:font-style="italic" style:font-style-asian="italic" style:font-style-complex="italic"/>
    </style:style>
    <style:style style:name="T7" style:family="text">
      <style:text-properties fo:background-color="transparent" loext:char-shading-value="0"/>
    </style:style>
    <style:style style:name="T8" style:family="text">
      <style:text-properties style:font-name="Courier New" fo:font-size="10.5pt"/>
    </style:style>
    <style:style style:name="T9" style:family="text">
      <style:text-properties fo:font-style="normal" style:font-style-asian="normal" style:font-style-complex="normal"/>
    </style:style>
    <style:style style:name="T10" style:family="text">
      <style:text-properties fo:font-style="italic" style:font-style-asian="italic" style:font-style-complex="italic"/>
    </style:style>
    <style:style style:name="T11" style:family="text">
      <style:text-properties officeooo:rsid="000ac88b"/>
    </style:style>
    <style:style style:name="T12" style:family="text">
      <style:text-properties officeooo:rsid="000d4e6b"/>
    </style:style>
    <style:style style:name="T13" style:family="text">
      <style:text-properties officeooo:rsid="000dfb0f"/>
    </style:style>
    <style:style style:name="T14" style:family="text">
      <style:text-properties officeooo:rsid="000f82c5"/>
    </style:style>
    <style:style style:name="T15" style:family="text">
      <style:text-properties officeooo:rsid="0012b95c"/>
    </style:style>
    <style:style style:name="T16" style:family="text">
      <style:text-properties officeooo:rsid="00154d9f"/>
    </style:style>
    <style:style style:name="T17" style:family="text">
      <style:text-properties officeooo:rsid="0016206c"/>
    </style:style>
    <style:style style:name="T18" style:family="text">
      <style:text-properties style:use-window-font-color="true" style:text-outline="false" style:text-line-through-style="none" style:text-line-through-typ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roid Sans Fallback"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text-overline-style="none" style:text-overline-color="font-color"/>
    </style:style>
  </office:automatic-styles>
  <office:body>
    <office:text text:use-soft-page-breaks="true">
      <office:forms form:automatic-focus="false" form:apply-design-mode="false"/>
      <text:tracked-changes>
        <text:changed-region xml:id="ct70230160" text:id="ct70230160">
          <text:insertion>
            <office:change-info>
              <dc:creator>Denis Kotlar</dc:creator>
              <dc:date>2017-10-09T11:00:10</dc:date>
            </office:change-info>
          </text:insertion>
        </text:changed-region>
        <text:changed-region xml:id="ct43548528" text:id="ct43548528">
          <text:insertion>
            <office:change-info>
              <dc:creator>Denis Kotlar</dc:creator>
              <dc:date>2017-10-09T11:14:03</dc:date>
            </office:change-info>
          </text:insertion>
        </text:changed-region>
        <text:changed-region xml:id="ct65821168" text:id="ct65821168">
          <text:insertion>
            <office:change-info>
              <dc:creator>Denis Kotlar</dc:creator>
              <dc:date>2016-11-04T10:08:00</dc:date>
            </office:change-info>
          </text:insertion>
        </text:changed-region>
        <text:changed-region xml:id="ct65860992" text:id="ct65860992">
          <text:insertion>
            <office:change-info>
              <dc:creator>Denis Kotlar</dc:creator>
              <dc:date>2016-11-04T10:08:00</dc:date>
            </office:change-info>
          </text:insertion>
        </text:changed-region>
        <text:changed-region xml:id="ct63380960" text:id="ct63380960">
          <text:insertion>
            <office:change-info>
              <dc:creator>Denis Kotlar</dc:creator>
              <dc:date>2017-10-09T11:19:14</dc:date>
            </office:change-info>
          </text:insertion>
        </text:changed-region>
        <text:changed-region xml:id="ct77200592" text:id="ct77200592">
          <text:deletion>
            <office:change-info>
              <dc:creator>Denis Kotlar</dc:creator>
              <dc:date>2017-10-09T11:20:18</dc:date>
            </office:change-info>
            <text:p text:style-name="Standard"><text:span text:style-name="T1">Mega, </text:span></text:p>
          </text:deletion>
        </text:changed-region>
        <text:changed-region xml:id="ct75269504" text:id="ct75269504">
          <text:format-change>
            <office:change-info>
              <dc:creator>Denis Kotlar</dc:creator>
              <dc:date>2017-10-09T11:21:53</dc:date>
            </office:change-info>
          </text:format-change>
        </text:changed-region>
        <text:changed-region xml:id="ct80110096" text:id="ct80110096">
          <text:format-change>
            <office:change-info>
              <dc:creator>Denis Kotlar</dc:creator>
              <dc:date>2017-10-09T11:21:54</dc:date>
            </office:change-info>
          </text:format-change>
        </text:changed-region>
        <text:changed-region xml:id="ct82227088" text:id="ct82227088">
          <text:deletion>
            <office:change-info>
              <dc:creator>Denis Kotlar</dc:creator>
              <dc:date>2017-10-09T11:20:57</dc:date>
            </office:change-info>
            <text:p text:style-name="cmd_5f_code_20_Start">EZ</text:p>
          </text:deletion>
        </text:changed-region>
        <text:changed-region xml:id="ct44154784" text:id="ct44154784">
          <text:insertion>
            <office:change-info>
              <dc:creator>Denis Kotlar</dc:creator>
              <dc:date>2017-10-09T11:20:57</dc:date>
            </office:change-info>
          </text:insertion>
        </text:changed-region>
        <text:changed-region xml:id="ct82228160" text:id="ct82228160">
          <text:insertion>
            <office:change-info>
              <dc:creator>Denis Kotlar</dc:creator>
              <dc:date>2017-10-09T11:21:00</dc:date>
            </office:change-info>
          </text:insertion>
        </text:changed-region>
        <text:changed-region xml:id="ct77090368" text:id="ct77090368">
          <text:deletion>
            <office:change-info>
              <dc:creator>Denis Kotlar</dc:creator>
              <dc:date>2017-10-09T11:21:05</dc:date>
            </office:change-info>
            <text:p text:style-name="cmd_5f_code_20_Start"><text:span text:style-name="T2">PSU 2/50/03</text:span></text:p>
          </text:deletion>
        </text:changed-region>
        <text:changed-region xml:id="ct75378896" text:id="ct75378896">
          <text:deletion>
            <office:change-info>
              <dc:creator>Denis Kotlar</dc:creator>
              <dc:date>2017-10-09T11:20:35</dc:date>
            </office:change-info>
            <text:p text:style-name="cmd_5f_code_20_Start">00001</text:p>
          </text:deletion>
        </text:changed-region>
        <text:changed-region xml:id="ct80642032" text:id="ct80642032">
          <text:insertion>
            <office:change-info>
              <dc:creator>Denis Kotlar</dc:creator>
              <dc:date>2017-10-09T11:20:36</dc:date>
            </office:change-info>
          </text:insertion>
        </text:changed-region>
        <text:changed-region xml:id="ct80115376" text:id="ct80115376">
          <text:insertion>
            <office:change-info>
              <dc:creator>Denis Kotlar</dc:creator>
              <dc:date>2017-10-09T11:21:42</dc:date>
            </office:change-info>
          </text:insertion>
        </text:changed-region>
        <text:changed-region xml:id="ct70348896" text:id="ct70348896">
          <text:insertion>
            <office:change-info>
              <dc:creator>Denis Kotlar</dc:creator>
              <dc:date>2017-10-09T11:20:26</dc:date>
            </office:change-info>
          </text:insertion>
        </text:changed-region>
        <text:changed-region xml:id="ct76185152" text:id="ct76185152">
          <text:deletion>
            <office:change-info>
              <dc:creator>Denis Kotlar</dc:creator>
              <dc:date>2017-10-09T11:20:30</dc:date>
            </office:change-info>
            <text:p text:style-name="cmd_5f_code_20_Start"><text:span text:style-name="T3">M1.0.96 </text:span></text:p>
          </text:deletion>
        </text:changed-region>
        <text:changed-region xml:id="ct68742992" text:id="ct68742992">
          <text:insertion>
            <office:change-info>
              <dc:creator>Denis Kotlar</dc:creator>
              <dc:date>2017-10-09T11:00:44</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list xml:id="list1845923599" text:style-name="Outline">
        <text:list-item>
          <text:h text:style-name="P23" text:outline-level="1"><text:bookmark-start text:name="__RefHeading__6099_1338916529"/><text:bookmark text:name="_ieee488"/>Common command reference<text:bookmark-end text:name="__RefHeading__6099_1338916529"/></text:h>
        </text:list-item>
      </text:list>
      <text:p text:style-name="P1">This section summarizes the mandatory subset of IEEE 488.2 commands required for any SCPI compliant instrument.</text:p>
      <text:p text:style-name="P1"/>
      <table:table table:name="Table147" table:style-name="Table147">
        <table:table-column table:style-name="Table147.A"/>
        <table:table-column table:style-name="Table147.B"/>
        <table:table-row>
          <table:table-cell table:style-name="Table147.A1" office:value-type="string">
            <text:p text:style-name="table_5f_header">Common command</text:p>
          </table:table-cell>
          <table:table-cell table:style-name="Table147.A1" office:value-type="string">
            <text:p text:style-name="table_5f_header">Description</text:p>
          </table:table-cell>
        </table:table-row>
        <table:table-row>
          <table:table-cell table:style-name="Table147.A2" office:value-type="string">
            <text:p text:style-name="scpi0"><text:a xlink:type="simple" xlink:href="#cls" text:style-name="Internet_20_link" text:visited-style-name="Visited_20_Internet_20_Link">*CLS</text:a></text:p>
          </table:table-cell>
          <table:table-cell table:style-name="Table147.A2" office:value-type="string">
            <text:p text:style-name="P1">Clears all status data structures</text:p>
          </table:table-cell>
        </table:table-row>
        <table:table-row>
          <table:table-cell table:style-name="Table147.A2" office:value-type="string">
            <text:p text:style-name="scpi0"><text:a xlink:type="simple" xlink:href="#ese" text:style-name="Internet_20_link" text:visited-style-name="Visited_20_Internet_20_Link">*ESE {&lt;value&gt;}</text:a></text:p>
          </table:table-cell>
          <table:table-cell table:style-name="Table147.A2" office:value-type="string">
            <text:p text:style-name="Standard">Programs the Standard Event Status Enable register bits</text:p>
          </table:table-cell>
        </table:table-row>
        <table:table-row>
          <table:table-cell table:style-name="Table147.A2" office:value-type="string">
            <text:p text:style-name="scpi0"><text:a xlink:type="simple" xlink:href="#esr" text:style-name="Internet_20_link" text:visited-style-name="Visited_20_Internet_20_Link">*ESR?</text:a></text:p>
          </table:table-cell>
          <table:table-cell table:style-name="Table147.A2" office:value-type="string">
            <text:p text:style-name="Standard">Reads the Standard Event Status Register</text:p>
          </table:table-cell>
        </table:table-row>
        <table:table-row>
          <table:table-cell table:style-name="Table147.A2" office:value-type="string">
            <text:p text:style-name="P15"><text:a xlink:type="simple" xlink:href="#idn" text:style-name="Internet_20_link" text:visited-style-name="Visited_20_Internet_20_Link">*IDN?</text:a></text:p>
          </table:table-cell>
          <table:table-cell table:style-name="Table147.A2" office:value-type="string">
            <text:p text:style-name="Standard">Returns the UNIQUE identification of the PSU</text:p>
          </table:table-cell>
        </table:table-row>
        <table:table-row>
          <table:table-cell table:style-name="Table147.A2" office:value-type="string">
            <text:p text:style-name="scpi0"><text:a xlink:type="simple" xlink:href="#opc" text:style-name="Internet_20_link" text:visited-style-name="Visited_20_Internet_20_Link">*OPC</text:a></text:p>
          </table:table-cell>
          <table:table-cell table:style-name="Table147.A2" office:value-type="string">
            <text:p text:style-name="Standard">Operation Complete Command used for program synchronization</text:p>
          </table:table-cell>
        </table:table-row>
        <table:table-row>
          <table:table-cell table:style-name="Table147.A2" office:value-type="string">
            <text:p text:style-name="scpi0"><text:a xlink:type="simple" xlink:href="#rcl" text:style-name="Internet_20_link" text:visited-style-name="Visited_20_Internet_20_Link">*RCL {&lt;profile&gt;}</text:a></text:p>
          </table:table-cell>
          <table:table-cell table:style-name="Table147.A2" office:value-type="string">
            <text:p text:style-name="P1">Recalls the PSU state stored in the specified storage location</text:p>
          </table:table-cell>
        </table:table-row>
        <table:table-row>
          <table:table-cell table:style-name="Table147.A2" office:value-type="string">
            <text:p text:style-name="scpi0"><text:a xlink:type="simple" xlink:href="#rst" text:style-name="Internet_20_link" text:visited-style-name="Visited_20_Internet_20_Link">*RST</text:a></text:p>
          </table:table-cell>
          <table:table-cell table:style-name="Table147.A2" office:value-type="string">
            <text:p text:style-name="P1">Reset PSU to the initial state</text:p>
          </table:table-cell>
        </table:table-row>
        <table:table-row>
          <table:table-cell table:style-name="Table147.A2" office:value-type="string">
            <text:p text:style-name="scpi0"><text:a xlink:type="simple" xlink:href="#sav" text:style-name="Internet_20_link" text:visited-style-name="Visited_20_Internet_20_Link">*SAV {&lt;profile&gt;}</text:a></text:p>
          </table:table-cell>
          <table:table-cell table:style-name="Table147.A2" office:value-type="string">
            <text:p text:style-name="P13">Stores the current PSU state in the specified storage location</text:p>
          </table:table-cell>
        </table:table-row>
        <table:table-row>
          <table:table-cell table:style-name="Table147.A2" office:value-type="string">
            <text:p text:style-name="scpi0"><text:change-start text:change-id="ct70230160"/><text:a xlink:type="simple" xlink:href="#sre" text:style-name="Internet_20_link" text:visited-style-name="Visited_20_Internet_20_Link">*</text:a><text:a xlink:type="simple" xlink:href="#sre" text:style-name="Internet_20_link" text:visited-style-name="Visited_20_Internet_20_Link"><text:span text:style-name="T11">SRE</text:span></text:a><text:change-end text:change-id="ct70230160"/></text:p>
          </table:table-cell>
          <table:table-cell table:style-name="Table147.A2" office:value-type="string">
            <text:p text:style-name="P1"><text:change-start text:change-id="ct43548528"/>Enable<text:span text:style-name="T15">s</text:span> bits in the Status Byte enable register.<text:change-end text:change-id="ct43548528"/></text:p>
          </table:table-cell>
        </table:table-row>
        <table:table-row>
          <table:table-cell table:style-name="Table147.A2" office:value-type="string">
            <text:p text:style-name="scpi0"><text:a xlink:type="simple" xlink:href="#stb" text:style-name="Internet_20_link" text:visited-style-name="Visited_20_Internet_20_Link">*STB?</text:a></text:p>
          </table:table-cell>
          <table:table-cell table:style-name="Table147.A2" office:value-type="string">
            <text:p text:style-name="P1">Reads the Status Byte register</text:p>
          </table:table-cell>
        </table:table-row>
        <table:table-row>
          <table:table-cell table:style-name="Table147.A2" office:value-type="string">
            <text:p text:style-name="P16"><text:a xlink:type="simple" xlink:href="#trg" text:style-name="Internet_20_link" text:visited-style-name="Visited_20_Internet_20_Link"><text:span text:style-name="T7">*TRG</text:span></text:a></text:p>
          </table:table-cell>
          <table:table-cell table:style-name="Table147.A2" office:value-type="string">
            <text:p text:style-name="P5">Generates a software trigger</text:p>
          </table:table-cell>
        </table:table-row>
        <table:table-row>
          <table:table-cell table:style-name="Table147.A2" office:value-type="string">
            <text:p text:style-name="scpi0"><text:a xlink:type="simple" xlink:href="#tst" text:style-name="Internet_20_link" text:visited-style-name="Visited_20_Internet_20_Link">*TST?</text:a></text:p>
          </table:table-cell>
          <table:table-cell table:style-name="Table147.A2" office:value-type="string">
            <text:p text:style-name="Standard">Returns <text:span text:style-name="T4">Self-Test results</text:span></text:p>
          </table:table-cell>
        </table:table-row>
        <table:table-row>
          <table:table-cell table:style-name="Table147.A2" office:value-type="string">
            <text:p text:style-name="scpi0"><text:change-start text:change-id="ct65821168"/><text:a xlink:type="simple" xlink:href="#wai" text:style-name="Internet_20_link" text:visited-style-name="Visited_20_Internet_20_Link">*WAI</text:a><text:change-end text:change-id="ct65821168"/></text:p>
          </table:table-cell>
          <table:table-cell table:style-name="Table147.A2" office:value-type="string">
            <text:p text:style-name="scpi0"><text:change-start text:change-id="ct65860992"/>Waits until all pending commands are completed<text:change-end text:change-id="ct65860992"/></text:p>
          </table:table-cell>
        </table:table-row>
      </table:table>
      <text:list xml:id="list115411970127435" text:continue-numbering="true" text:style-name="Outline">
        <text:list-item>
          <text:list>
            <text:list-item>
              <text:h text:style-name="Heading_20_2" text:outline-level="2"><text:bookmark text:name="cls"/>*CLS</text:h>
            </text:list-item>
          </text:list>
        </text:list-item>
      </text:list>
      <table:table table:name="Table6" table:style-name="Table6">
        <table:table-column table:style-name="Table6.A"/>
        <table:table-column table:style-name="Table6.B"/>
        <table:table-row>
          <table:table-cell table:style-name="Table6.A1" office:value-type="string">
            <text:p text:style-name="P1">Syntax</text:p>
          </table:table-cell>
          <table:table-cell table:style-name="Table6.A1" office:value-type="string">
            <text:p text:style-name="P8">*CLS</text:p>
          </table:table-cell>
        </table:table-row>
        <table:table-row>
          <table:table-cell table:style-name="Table6.A1" office:value-type="string">
            <text:p text:style-name="Default_5f_ntt">Description</text:p>
          </table:table-cell>
          <table:table-cell table:style-name="Table6.A1" office:value-type="string">
            <text:p text:style-name="P1">Clear Status Command. This command clears all status data structures in the PSU:</text:p>
            <text:list xml:id="list2716588246" text:style-name="List_20_1">
              <text:list-item>
                <text:p text:style-name="List_20_1_20_Start">Standard Event Status Register</text:p>
              </text:list-item>
              <text:list-item>
                <text:p text:style-name="List_20_1">OPERation Event Status Register</text:p>
              </text:list-item>
              <text:list-item>
                <text:p text:style-name="List_20_1">QUEStionable Event Status Register</text:p>
              </text:list-item>
              <text:list-item>
                <text:p text:style-name="List_20_1_20_End">Error/Event Queue</text:p>
              </text:list-item>
            </text:list>
            <text:p text:style-name="P12">The corresponding condition and enable registers are unaffected. If *CLS immediately follows a program message terminator (&lt;NL&gt;), then the output queue and the MAV bit are also cleared. </text:p>
          </table:table-cell>
        </table:table-row>
        <table:table-row>
          <table:table-cell table:style-name="Table6.A1" office:value-type="string">
            <text:p text:style-name="Default_5f_ntt">Return</text:p>
          </table:table-cell>
          <table:table-cell table:style-name="Table6.A1" office:value-type="string">
            <text:p text:style-name="P3">None</text:p>
          </table:table-cell>
        </table:table-row>
        <table:table-row>
          <table:table-cell table:style-name="Table6.A1" office:value-type="string">
            <text:p text:style-name="P13">Related Commands</text:p>
          </table:table-cell>
          <table:table-cell table:style-name="Table6.A1" office:value-type="string">
            <text:p text:style-name="P3">*ESR?</text:p>
            <text:p text:style-name="P3">STATus:OPERation[:EVENt]</text:p>
            <text:p text:style-name="P3">STATus:OPERation:INSTrument[:EVENt]</text:p>
            <text:p text:style-name="P3">STATus:OPERation:INSTrument:ISUMmary[&lt;n&gt;][:EVENt]</text:p>
            <text:p text:style-name="Standard">STATus:QUEStionable[:EVENt]</text:p>
            <text:p text:style-name="P3">STATus:QUEStionable:INSTrument[:EVENt]</text:p>
            <text:p text:style-name="P3">STATus:QUEStionable:INSTrument:ISUMmary[&lt;n&gt;][:EVENt]</text:p>
            <text:p text:style-name="P3">SYSTem:ERRor</text:p>
          </table:table-cell>
        </table:table-row>
      </table:table>
      <text:list xml:id="list115411943049423" text:continue-list="list115411970127435" text:style-name="Outline">
        <text:list-item>
          <text:list>
            <text:list-item>
              <text:h text:style-name="Heading_20_2" text:outline-level="2"><text:bookmark text:name="ese"/>*ESE</text:h>
            </text:list-item>
          </text:list>
        </text:list-item>
      </text:list>
      <table:table table:name="Table8" table:style-name="Table8">
        <table:table-column table:style-name="Table8.A"/>
        <table:table-column table:style-name="Table8.B"/>
        <table:table-column table:style-name="Table8.C"/>
        <table:table-column table:style-name="Table8.D"/>
        <table:table-column table:style-name="Table8.E"/>
        <table:table-row>
          <table:table-cell table:style-name="Table8.A1" office:value-type="string">
            <text:p text:style-name="Default_5f_ntt">Syntax</text:p>
          </table:table-cell>
          <table:table-cell table:style-name="Table8.A1" table:number-columns-spanned="4" office:value-type="string">
            <text:p text:style-name="P8">*ESE {&lt;value&gt;}</text:p>
            <text:p text:style-name="P8">*ESE?</text:p>
          </table:table-cell>
          <table:covered-table-cell/>
          <table:covered-table-cell/>
          <table:covered-table-cell/>
        </table:table-row>
        <table:table-row>
          <table:table-cell table:style-name="Table8.A1" office:value-type="string">
            <text:p text:style-name="Default_5f_ntt">Description</text:p>
          </table:table-cell>
          <table:table-cell table:style-name="Table8.A1" table:number-columns-spanned="4" office:value-type="string">
            <text:p text:style-name="P1">Standard Event Status Enable Command. This command sets the Standard Event Status Enable register bits in the PSU. Those settings determine which events of the Standard Event Status Event register (see <text:a xlink:type="simple" xlink:href="http://www.envox.hr/eez/bench-power-supply/psu-scpi-reference-manual/psu-scpi-common-command-reference.html#esr" text:style-name="Internet_20_link" text:visited-style-name="Visited_20_Internet_20_Link">*ESR?</text:a>) are allowed to set the ESB (Event Summary Bit) of the Status Byte register. A 1 in the bit position enables the corresponding event. All of the enabled events of the Standard Event Status Event Register are logically ORed sets the Event Summary Bit (ESB) of the Status Byte Register.</text:p>
            <text:p text:style-name="P1"><text:soft-page-break/>A STATus:PRESet command does not clear the bits in the Status Byte register.</text:p>
            <text:p text:style-name="P1">See also <text:a xlink:type="simple" xlink:href="http://www.envox.hr/eez/bench-power-supply/psu-scpi-reference-manual/psu-scpi-registers-and-queues.html#std_even_stat_reg" text:style-name="Internet_20_link" text:visited-style-name="Visited_20_Internet_20_Link">Section 3.1</text:a> in this document.</text:p>
          </table:table-cell>
          <table:covered-table-cell/>
          <table:covered-table-cell/>
          <table:covered-table-cell/>
        </table:table-row>
        <table:table-row>
          <table:table-cell table:style-name="Table8.A1" office:value-type="string">
            <text:p text:style-name="Default_5f_ntt">Parameters</text:p>
          </table:table-cell>
          <table:table-cell table:style-name="Table8.B3" office:value-type="string">
            <text:p text:style-name="P2">Name</text:p>
          </table:table-cell>
          <table:table-cell table:style-name="Table8.B3" office:value-type="string">
            <text:p text:style-name="P2">Type</text:p>
          </table:table-cell>
          <table:table-cell table:style-name="Table8.B3" office:value-type="string">
            <text:p text:style-name="P2">Range</text:p>
          </table:table-cell>
          <table:table-cell table:style-name="Table8.B3" office:value-type="string">
            <text:p text:style-name="P2">Default</text:p>
          </table:table-cell>
        </table:table-row>
        <table:table-row>
          <table:table-cell table:style-name="Table8.A1" office:value-type="string">
            <text:p text:style-name="Default_5f_ntt"/>
          </table:table-cell>
          <table:table-cell table:style-name="Table8.A1" office:value-type="string">
            <text:p text:style-name="P1">&lt;value&gt;</text:p>
          </table:table-cell>
          <table:table-cell table:style-name="Table8.A1" office:value-type="string">
            <text:p text:style-name="P2">Numeric</text:p>
          </table:table-cell>
          <table:table-cell table:style-name="Table8.A1" office:value-type="string">
            <text:p text:style-name="P1">0 – 255 (A decimal value which corresponds to the binary-weighted sum of the bits in the register. See also table in <text:a xlink:type="simple" xlink:href="http://www.envox.hr/eez/bench-power-supply/psu-scpi-reference-manual/psu-scpi-registers-and-queues.html#std_even_stat_reg" text:style-name="Internet_20_link" text:visited-style-name="Visited_20_Internet_20_Link">Section 3.1</text:a>).</text:p>
          </table:table-cell>
          <table:table-cell table:style-name="Table8.A1" office:value-type="string">
            <text:p text:style-name="P2">None</text:p>
          </table:table-cell>
        </table:table-row>
        <table:table-row>
          <table:table-cell table:style-name="Table8.A1" office:value-type="string">
            <text:p text:style-name="Default_5f_ntt">Return</text:p>
          </table:table-cell>
          <table:table-cell table:style-name="Table8.A1" table:number-columns-spanned="4" office:value-type="string">
            <text:p text:style-name="P3">The query reads the enable register and returns a decimal value which corresponds to the binary-weighted sum of all bits set in the register.</text:p>
          </table:table-cell>
          <table:covered-table-cell/>
          <table:covered-table-cell/>
          <table:covered-table-cell/>
        </table:table-row>
        <table:table-row table:style-name="Table8.6">
          <table:table-cell table:style-name="Table8.A6" office:value-type="string">
            <text:p text:style-name="Default_5f_ntt"><text:span text:style-name="T9">Usage</text:span><text:span text:style-name="T10"> </text:span><text:span text:style-name="T9">example</text:span></text:p>
          </table:table-cell>
          <table:table-cell table:style-name="Table8.A6" table:number-columns-spanned="4" office:value-type="string">
            <text:p text:style-name="P1">To enable bit 2 (decimal value = 4), bit 3 (decimal value = 8), and bit 7 (decimal value = 128), the corresponding decimal value would be 140 (4 + 8 + 128):</text:p>
            <text:p text:style-name="cmd_5f_code_5f_single">*ESE 140</text:p>
            <text:p text:style-name="Standard">Read value of the Standard Event Status Enable register:</text:p>
            <text:p text:style-name="cmd_5f_code_20_Start">*ESE?</text:p>
            <text:p text:style-name="cmd_5f_code">140</text:p>
          </table:table-cell>
          <table:covered-table-cell/>
          <table:covered-table-cell/>
          <table:covered-table-cell/>
        </table:table-row>
        <table:table-row table:style-name="Table8.6">
          <table:table-cell table:style-name="Table8.A6" office:value-type="string">
            <text:p text:style-name="Default_5f_ntt">Errors</text:p>
          </table:table-cell>
          <table:table-cell table:style-name="Table8.A6" table:number-columns-spanned="4" office:value-type="string">
            <text:p text:style-name="cmd_5f_code">-200,<text:span text:style-name="T8">"</text:span>Execution error<text:span text:style-name="T8">"</text:span></text:p>
          </table:table-cell>
          <table:covered-table-cell/>
          <table:covered-table-cell/>
          <table:covered-table-cell/>
        </table:table-row>
        <table:table-row table:style-name="Table8.6">
          <table:table-cell table:style-name="Table8.A6" office:value-type="string">
            <text:p text:style-name="P13">Related Commands</text:p>
          </table:table-cell>
          <table:table-cell table:style-name="Table8.A6" table:number-columns-spanned="4" office:value-type="string">
            <text:p text:style-name="Standard">*CLS<text:change-start text:change-id="ct63380960"/></text:p>
            <text:p text:style-name="Standard">*<text:span text:style-name="T2">ESR</text:span><text:change-end text:change-id="ct63380960"/></text:p>
            <text:p text:style-name="Standard">*RST</text:p>
            <text:p text:style-name="Standard">STATus:PRESet</text:p>
          </table:table-cell>
          <table:covered-table-cell/>
          <table:covered-table-cell/>
          <table:covered-table-cell/>
        </table:table-row>
      </table:table>
      <text:list xml:id="list115413188154498" text:continue-numbering="true" text:style-name="Outline">
        <text:list-item>
          <text:list>
            <text:list-item>
              <text:h text:style-name="P26" text:outline-level="2"><text:bookmark text:name="esr"/>*ESR?</text:h>
            </text:list-item>
          </text:list>
        </text:list-item>
      </text:list>
      <table:table table:name="Table9" table:style-name="Table9">
        <table:table-column table:style-name="Table9.A"/>
        <table:table-column table:style-name="Table9.B"/>
        <table:table-row>
          <table:table-cell table:style-name="Table9.A1" office:value-type="string">
            <text:p text:style-name="Default_5f_ntt">Syntax</text:p>
          </table:table-cell>
          <table:table-cell table:style-name="Table9.A1" office:value-type="string">
            <text:p text:style-name="P8">*ESR?</text:p>
          </table:table-cell>
        </table:table-row>
        <table:table-row>
          <table:table-cell table:style-name="Table9.A1" office:value-type="string">
            <text:p text:style-name="Default_5f_ntt">Description</text:p>
          </table:table-cell>
          <table:table-cell table:style-name="Table9.A1" office:value-type="string">
            <text:p text:style-name="P1">Standard Event Status Register (see <text:a xlink:type="simple" xlink:href="http://www.envox.hr/eez/bench-power-supply/psu-scpi-reference-manual/psu-scpi-registers-and-queues.html#stat_byte_reg" text:style-name="Internet_20_link" text:visited-style-name="Visited_20_Internet_20_Link">Section 3.2</text:a>) Query. Reading the Standard Event Status Event register clears it.</text:p>
          </table:table-cell>
        </table:table-row>
        <table:table-row>
          <table:table-cell table:style-name="Table9.A1" office:value-type="string">
            <text:p text:style-name="Default_5f_ntt">Return</text:p>
          </table:table-cell>
          <table:table-cell table:style-name="Table9.A1" office:value-type="string">
            <text:p text:style-name="P3">The PSU returns a decimal value which corresponds to the binary-weighted sum of all bits in the register. </text:p>
          </table:table-cell>
        </table:table-row>
        <table:table-row table:style-name="Table9.4">
          <table:table-cell table:style-name="Table9.A4" office:value-type="string">
            <text:p text:style-name="Default_5f_ntt"><text:span text:style-name="T9">Usage</text:span><text:span text:style-name="T10"> </text:span><text:span text:style-name="T9">example</text:span></text:p>
          </table:table-cell>
          <table:table-cell table:style-name="Table9.A4" office:value-type="string">
            <text:p text:style-name="P1">If ERRor (bit 2) is set:</text:p>
            <text:p text:style-name="cmd_5f_code_20_Start">ESR?</text:p>
            <text:p text:style-name="cmd_5f_code">4</text:p>
          </table:table-cell>
        </table:table-row>
      </table:table>
      <text:list xml:id="list115411395157651" text:continue-numbering="true" text:style-name="Outline">
        <text:list-item>
          <text:list>
            <text:list-item>
              <text:h text:style-name="Heading_20_2" text:outline-level="2"><text:bookmark text:name="idn"/>*IDN?</text:h>
            </text:list-item>
          </text:list>
        </text:list-item>
      </text:list>
      <table:table table:name="Table12" table:style-name="Table12">
        <table:table-column table:style-name="Table12.A"/>
        <table:table-column table:style-name="Table12.B"/>
        <table:table-row>
          <table:table-cell table:style-name="Table12.A1" office:value-type="string">
            <text:p text:style-name="Default_5f_ntt">Syntax</text:p>
          </table:table-cell>
          <table:table-cell table:style-name="Table12.A1" office:value-type="string">
            <text:p text:style-name="P8">*IDN?</text:p>
          </table:table-cell>
        </table:table-row>
        <table:table-row>
          <table:table-cell table:style-name="Table12.A1" office:value-type="string">
            <text:p text:style-name="Default_5f_ntt">Description</text:p>
          </table:table-cell>
          <table:table-cell table:style-name="Table12.A1" office:value-type="string">
            <text:p text:style-name="P1">Identification query for the UNIQUE identification of the PSU. (see also IEEE 488.2 10.14).</text:p>
          </table:table-cell>
        </table:table-row>
        <table:table-row>
          <table:table-cell table:style-name="Table12.A1" office:value-type="string">
            <text:p text:style-name="Default_5f_ntt">Return</text:p>
          </table:table-cell>
          <table:table-cell table:style-name="Table12.A1" office:value-type="string">
            <text:p text:style-name="Standard"><text:span text:style-name="T4">The following system parameters will be displayed: &lt;</text:span><text:span text:style-name="T1">vendor&gt;, &lt;model&gt;, &lt;serial number&gt;, &lt;firmware&gt;. The &lt;model&gt; include information about the CPU in use in brackets and could be </text:span><text:change text:change-id="ct77200592"/><text:change-start text:change-id="ct75269504"/><text:span text:style-name="T6">Due</text:span><text:change-end text:change-id="ct75269504"/><text:span text:style-name="T1"> or </text:span><text:change-start text:change-id="ct80110096"/><text:span text:style-name="T6">Simulator</text:span><text:change-end text:change-id="ct80110096"/><text:span text:style-name="T1">. More information about the simulator can be found in </text:span><text:a xlink:type="simple" xlink:href="http://www.envox.hr/eez/bench-power-supply/psu-scpi-reference-manual/psu-scpi-simulator.html" text:style-name="Internet_20_link" text:visited-style-name="Visited_20_Internet_20_Link">Section 9</text:a><text:span text:style-name="T1">.</text:span></text:p>
          </table:table-cell>
        </table:table-row>
        <table:table-row table:style-name="Table12.4">
          <table:table-cell table:style-name="Table12.A4" office:value-type="string">
            <text:p text:style-name="Default_5f_ntt"><text:span text:style-name="T9">Usage</text:span><text:span text:style-name="T10"> </text:span><text:span text:style-name="T9">example</text:span></text:p>
          </table:table-cell>
          <table:table-cell table:style-name="Table12.A4" office:value-type="string">
            <text:p text:style-name="P10">*IDN?</text:p>
            <text:p text:style-name="cmd_5f_code_20_Start">E<text:change text:change-id="ct82227088"/><text:change-start text:change-id="ct44154784"/><text:span text:style-name="T2">nvox</text:span><text:change-end text:change-id="ct44154784"/>,<text:change-start text:change-id="ct82228160"/><text:span text:style-name="T2">EEZ H24005</text:span><text:change-end text:change-id="ct82228160"/><text:change text:change-id="ct77090368"/> (Due),<text:change text:change-id="ct75378896"/><text:change-start text:change-id="ct80642032"/><text:span text:style-name="T2">CS17001</text:span><text:change-end text:change-id="ct80642032"/>,<text:change-start text:change-id="ct80115376"/><text:span text:style-name="T3">v</text:span><text:change-end text:change-id="ct80115376"/><text:change-start text:change-id="ct70348896"/><text:span text:style-name="T3">1.1</text:span><text:change-end text:change-id="ct70348896"/><text:change text:change-id="ct76185152"/></text:p>
          </table:table-cell>
        </table:table-row>
      </table:table>
      <text:list xml:id="list115412740722444" text:continue-numbering="true" text:style-name="Outline">
        <text:list-item>
          <text:list>
            <text:list-item>
              <text:h text:style-name="Heading_20_2" text:outline-level="2"><text:bookmark text:name="opc"/>*OPC</text:h>
            </text:list-item>
          </text:list>
        </text:list-item>
      </text:list>
      <table:table table:name="Table11" table:style-name="Table11">
        <table:table-column table:style-name="Table11.A"/>
        <table:table-column table:style-name="Table11.B"/>
        <table:table-row>
          <table:table-cell table:style-name="Table11.A1" office:value-type="string">
            <text:p text:style-name="Default_5f_ntt">Syntax</text:p>
          </table:table-cell>
          <table:table-cell table:style-name="Table11.A1" office:value-type="string">
            <text:p text:style-name="P8">*OPC</text:p>
            <text:p text:style-name="P8">*OPC?</text:p>
          </table:table-cell>
        </table:table-row>
        <table:table-row>
          <table:table-cell table:style-name="Table11.A1" office:value-type="string">
            <text:p text:style-name="Default_5f_ntt">Description</text:p>
          </table:table-cell>
          <table:table-cell table:style-name="Table11.A1" office:value-type="string">
            <text:p text:style-name="P1">Operation Complete Command. The command is mainly used for program synchronization. It causes the PSU to set the OPC bit (bit 0) of the Standard Event Status register when the PSU has completed all pending operations *OPC. Pending operations <text:soft-page-break/>are complete when:</text:p>
            <text:list xml:id="list115411457003618" text:continue-list="list2716588246" text:style-name="List_20_1">
              <text:list-item>
                <text:p text:style-name="List_20_1_20_Start">All commands sent before *OPC is received, including paralleled commands, have been completed. Most commands are sequential and are completed before the next command is executed. Commands that affect output voltage, current, or state, relays, and trigger actions are executed in parallel with subsequent commands. *OPC provides notification that all parallel commands have completed.</text:p>
              </text:list-item>
              <text:list-item>
                <text:p text:style-name="List_20_1_20_End">All triggered actions are completed.</text:p>
              </text:list-item>
            </text:list>
            <text:p text:style-name="P1">Query whether the current operation is completed and the query returns 1.</text:p>
            <text:p text:style-name="P1">See also IEEE 488.2 Section 12.5 – 12.8. </text:p>
          </table:table-cell>
        </table:table-row>
        <table:table-row>
          <table:table-cell table:style-name="Table11.A1" office:value-type="string">
            <text:p text:style-name="Default_5f_ntt">Return</text:p>
          </table:table-cell>
          <table:table-cell table:style-name="Table11.A1" office:value-type="string">
            <text:p text:style-name="P3">Query causes the PSU to place a 1 in the output buffer when all pending operations are completed. *OPC? does not suspend processing of commands.</text:p>
          </table:table-cell>
        </table:table-row>
        <table:table-row table:style-name="Table11.4">
          <table:table-cell table:style-name="Table11.A4" office:value-type="string">
            <text:p text:style-name="Default_5f_ntt"><text:span text:style-name="T9">Usage</text:span><text:span text:style-name="T10"> </text:span><text:span text:style-name="T9">example</text:span></text:p>
          </table:table-cell>
          <table:table-cell table:style-name="Table11.A4" office:value-type="string">
            <text:p text:style-name="cmd_5f_code">*OPC?</text:p>
            <text:p text:style-name="cmd_5f_code_20_End">1</text:p>
            <text:p text:style-name="P1">if current operation is not completed:</text:p>
            <text:p text:style-name="cmd_5f_code_20_Start">*OPC?</text:p>
            <text:p text:style-name="cmd_5f_code">0</text:p>
          </table:table-cell>
        </table:table-row>
      </table:table>
      <text:list xml:id="list115413216261301" text:continue-list="list115412740722444" text:style-name="Outline">
        <text:list-item>
          <text:list>
            <text:list-item>
              <text:h text:style-name="Heading_20_2" text:outline-level="2"><text:bookmark text:name="rcl"/>*RCL</text:h>
            </text:list-item>
          </text:list>
        </text:list-item>
      </text:list>
      <table:table table:name="Table182" table:style-name="Table182">
        <table:table-column table:style-name="Table182.A"/>
        <table:table-column table:style-name="Table182.B"/>
        <table:table-column table:style-name="Table182.C"/>
        <table:table-column table:style-name="Table182.D"/>
        <table:table-column table:style-name="Table182.E"/>
        <table:table-row>
          <table:table-cell table:style-name="Table182.A1" office:value-type="string">
            <text:p text:style-name="Default_5f_ntt">Syntax</text:p>
          </table:table-cell>
          <table:table-cell table:style-name="Table182.A1" table:number-columns-spanned="4" office:value-type="string">
            <text:p text:style-name="P8">*RCL {&lt;profile&gt;}</text:p>
          </table:table-cell>
          <table:covered-table-cell/>
          <table:covered-table-cell/>
          <table:covered-table-cell/>
        </table:table-row>
        <table:table-row>
          <table:table-cell table:style-name="Table182.A1" office:value-type="string">
            <text:p text:style-name="Default_5f_ntt">Description</text:p>
          </table:table-cell>
          <table:table-cell table:style-name="Table182.A1" table:number-columns-spanned="4" office:value-type="string">
            <text:p text:style-name="P1">This command recalls the PSU state stored in the specified storage location. The PSU has ten storage locations in non-volatile memory to store PSU states.</text:p>
            <text:p text:style-name="P1">It is not possible to recall the PSU state from a storage location that is empty or was deleted. When the firmware is started for the first time, storage locations 1 through 9 are empty (location 0 has the power-on state).</text:p>
            <text:p text:style-name="P1"/>
            <text:p text:style-name="P6">The PSU uses location 0 to automatically save the state of the PSU at power down.</text:p>
          </table:table-cell>
          <table:covered-table-cell/>
          <table:covered-table-cell/>
          <table:covered-table-cell/>
        </table:table-row>
        <table:table-row>
          <table:table-cell table:style-name="Table182.A1" office:value-type="string">
            <text:p text:style-name="Default_5f_ntt">Parameters</text:p>
          </table:table-cell>
          <table:table-cell table:style-name="Table182.B3" office:value-type="string">
            <text:p text:style-name="P2">Name</text:p>
          </table:table-cell>
          <table:table-cell table:style-name="Table182.B3" office:value-type="string">
            <text:p text:style-name="P2">Type</text:p>
          </table:table-cell>
          <table:table-cell table:style-name="Table182.B3" office:value-type="string">
            <text:p text:style-name="P2">Range</text:p>
          </table:table-cell>
          <table:table-cell table:style-name="Table182.B3" office:value-type="string">
            <text:p text:style-name="P2">Default</text:p>
          </table:table-cell>
        </table:table-row>
        <table:table-row>
          <table:table-cell table:style-name="Table182.A1" office:value-type="string">
            <text:p text:style-name="Default_5f_ntt"/>
          </table:table-cell>
          <table:table-cell table:style-name="Table182.A1" office:value-type="string">
            <text:p text:style-name="P1">&lt;profile&gt;</text:p>
          </table:table-cell>
          <table:table-cell table:style-name="Table182.A1" office:value-type="string">
            <text:p text:style-name="P2">Numeric</text:p>
          </table:table-cell>
          <table:table-cell table:style-name="Table182.A1" office:value-type="string">
            <text:p text:style-name="P2">0 – 9 </text:p>
          </table:table-cell>
          <table:table-cell table:style-name="Table182.A1" office:value-type="string">
            <text:p text:style-name="P2">None</text:p>
          </table:table-cell>
        </table:table-row>
        <table:table-row>
          <table:table-cell table:style-name="Table182.A1" office:value-type="string">
            <text:p text:style-name="Default_5f_ntt">Return</text:p>
          </table:table-cell>
          <table:table-cell table:style-name="Table182.A1" table:number-columns-spanned="4" office:value-type="string">
            <text:p text:style-name="P3">None</text:p>
          </table:table-cell>
          <table:covered-table-cell/>
          <table:covered-table-cell/>
          <table:covered-table-cell/>
        </table:table-row>
        <table:table-row table:style-name="Table182.6">
          <table:table-cell table:style-name="Table182.A6" office:value-type="string">
            <text:p text:style-name="Default_5f_ntt"><text:span text:style-name="T9">Usage</text:span><text:span text:style-name="T10"> </text:span><text:span text:style-name="T9">example</text:span></text:p>
          </table:table-cell>
          <table:table-cell table:style-name="Table182.A6" table:number-columns-spanned="4" office:value-type="string">
            <text:p text:style-name="cmd_5f_code">*RCL 2</text:p>
          </table:table-cell>
          <table:covered-table-cell/>
          <table:covered-table-cell/>
          <table:covered-table-cell/>
        </table:table-row>
        <table:table-row table:style-name="Table182.6">
          <table:table-cell table:style-name="Table182.A6" office:value-type="string">
            <text:p text:style-name="P13">Related Commands</text:p>
          </table:table-cell>
          <table:table-cell table:style-name="Table182.A6" table:number-columns-spanned="4" office:value-type="string">
            <text:p text:style-name="Standard">*SAV</text:p>
            <text:p text:style-name="Standard">MEMory:STATe:DELete</text:p>
            <text:p text:style-name="Standard">MEMory:STATe:RECall:AUTO</text:p>
            <text:p text:style-name="Standard">MEMory:STATe:RECall:SELect</text:p>
            <text:p text:style-name="Standard">SYSTem:POWer</text:p>
          </table:table-cell>
          <table:covered-table-cell/>
          <table:covered-table-cell/>
          <table:covered-table-cell/>
        </table:table-row>
      </table:table>
      <text:list xml:id="list115412486738432" text:continue-numbering="true" text:style-name="Outline">
        <text:list-item>
          <text:list>
            <text:list-item>
              <text:h text:style-name="Heading_20_2" text:outline-level="2"><text:bookmark text:name="rst"/>*RST</text:h>
            </text:list-item>
          </text:list>
        </text:list-item>
      </text:list>
      <table:table table:name="Table13" table:style-name="Table13">
        <table:table-column table:style-name="Table13.A"/>
        <table:table-column table:style-name="Table13.B"/>
        <table:table-row>
          <table:table-cell table:style-name="Table13.A1" office:value-type="string">
            <text:p text:style-name="Default_5f_ntt">Syntax</text:p>
          </table:table-cell>
          <table:table-cell table:style-name="Table13.A1" office:value-type="string">
            <text:p text:style-name="P8">*RST</text:p>
          </table:table-cell>
        </table:table-row>
        <table:table-row>
          <table:table-cell table:style-name="Table13.A1" office:value-type="string">
            <text:p text:style-name="Default_5f_ntt">Description</text:p>
          </table:table-cell>
          <table:table-cell table:style-name="Table13.A1" office:value-type="string">
            <text:p text:style-name="P1">Reset Command. Restores the PSU to its initial state (as predefined in the PSU firmware, see <text:a xlink:type="simple" xlink:href="http://www.envox.hr/eez/bench-power-supply/psu-scpi-reference-manual/psu-scpi-parameters-and-settings.html#reset_settings" text:style-name="Internet_20_link" text:visited-style-name="Visited_20_Internet_20_Link">Section 8.2</text:a>) and clears the error queue. The reset command does NOT affect calibration data, nor any of saved configuration profiles (0 to 9). </text:p>
            <text:p text:style-name="P4">When *RST is issued, all outputs are set to OFF, and voltage and current are programmed to 0. The power up sequence is started. All SPI peripherals are reinitialize except the controller if an active Ethernet connection exists.</text:p>
          </table:table-cell>
        </table:table-row>
        <table:table-row>
          <table:table-cell table:style-name="Table13.A1" office:value-type="string">
            <text:p text:style-name="Default_5f_ntt">Return</text:p>
          </table:table-cell>
          <table:table-cell table:style-name="Table13.A1" office:value-type="string">
            <text:p text:style-name="P3">None</text:p>
          </table:table-cell>
        </table:table-row>
        <table:table-row table:style-name="Table13.4">
          <table:table-cell table:style-name="Table13.A4" office:value-type="string">
            <text:p text:style-name="Default_5f_ntt"><text:span text:style-name="T9">Usage</text:span><text:span text:style-name="T10"> </text:span><text:span text:style-name="T9">example</text:span></text:p>
          </table:table-cell>
          <table:table-cell table:style-name="Table13.A4" office:value-type="string">
            <text:p text:style-name="cmd_5f_code">*RST</text:p>
            <text:p text:style-name="cmd_5f_code">MEMory:RECall:AUTO</text:p>
            <text:p text:style-name="cmd_5f_code">SYSTem:POWer</text:p>
          </table:table-cell>
        </table:table-row>
        <text:soft-page-break/>
        <table:table-row table:style-name="Table13.4">
          <table:table-cell table:style-name="Table13.A4" office:value-type="string">
            <text:p text:style-name="P13">Related Commands</text:p>
          </table:table-cell>
          <table:table-cell table:style-name="Table13.A4" office:value-type="string">
            <text:p text:style-name="Default_5f_ntt">*RST</text:p>
            <text:p text:style-name="Default_5f_ntt">*SAV</text:p>
            <text:p text:style-name="Default_5f_ntt">MEMory:STATe:CATalog?</text:p>
          </table:table-cell>
        </table:table-row>
      </table:table>
      <text:list xml:id="list115411998686312" text:continue-numbering="true" text:style-name="Outline">
        <text:list-item>
          <text:list>
            <text:list-item>
              <text:h text:style-name="Heading_20_2" text:outline-level="2"><text:bookmark text:name="sav"/>*SAV</text:h>
            </text:list-item>
          </text:list>
        </text:list-item>
      </text:list>
      <table:table table:name="Table181" table:style-name="Table181">
        <table:table-column table:style-name="Table181.A"/>
        <table:table-column table:style-name="Table181.B" table:number-columns-repeated="3"/>
        <table:table-column table:style-name="Table181.E"/>
        <table:table-row>
          <table:table-cell table:style-name="Table181.A1" office:value-type="string">
            <text:p text:style-name="Default_5f_ntt">Syntax</text:p>
          </table:table-cell>
          <table:table-cell table:style-name="Table181.A1" table:number-columns-spanned="4" office:value-type="string">
            <text:p text:style-name="P8">*SAV {&lt;profile&gt;}</text:p>
          </table:table-cell>
          <table:covered-table-cell/>
          <table:covered-table-cell/>
          <table:covered-table-cell/>
        </table:table-row>
        <table:table-row>
          <table:table-cell table:style-name="Table181.A1" office:value-type="string">
            <text:p text:style-name="Default_5f_ntt">Description</text:p>
          </table:table-cell>
          <table:table-cell table:style-name="Table181.A1" table:number-columns-spanned="4" office:value-type="string">
            <text:p text:style-name="Default_5f_ntt">This command stores the current instrument state in the specified storage location. Any state previously stored in the same location is overwritten without generating any errors. The PSU has nine storage locations in non-volatile memory which are available to the user for storing PSU states. The following channel and system parameters are <text:s/>stored in the non-volatile memory:</text:p>
            <text:list xml:id="list115412744458736" text:continue-list="list115411457003618" text:style-name="List_20_1">
              <text:list-item>
                <text:p text:style-name="List_20_1_20_Start"><office:annotation><dc:creator>Denis Kotlar</dc:creator><dc:date>2016-10-10T12:06:44</dc:date><text:p text:style-name="P30"><text:span text:style-name="T18">Update this list if necessary</text:span></text:p></office:annotation>Calibration status (<text:a xlink:type="simple" xlink:href="http://www.envox.hr/eez/bench-power-supply/psu-scpi-reference-manual/psu-scpi-subsystem-command-reference/psu-scpi-calibrate.html#cal_stat" text:style-name="Internet_20_link" text:visited-style-name="Visited_20_Internet_20_Link">CALibration:STATe</text:a>)</text:p>
              </text:list-item>
              <text:list-item>
                <text:p text:style-name="List_20_1">Output enable state (<text:a xlink:type="simple" xlink:href="http://www.envox.hr/eez/bench-power-supply/psu-scpi-reference-manual/psu-scpi-subsystem-command-reference/psu-scpi-output.html#outp" text:style-name="Internet_20_link" text:visited-style-name="Visited_20_Internet_20_Link">OUTPut[:STATe]</text:a>)</text:p>
              </text:list-item>
              <text:list-item>
                <text:p text:style-name="List_20_1">Output track state (OUTPut:TRACk[:STATe])</text:p>
              </text:list-item>
              <text:list-item>
                <text:p text:style-name="List_20_1">Channel coupling state (INSTrument:COUPle:TRACking)</text:p>
              </text:list-item>
              <text:list-item>
                <text:p text:style-name="List_20_1">Low ripple state (<text:a xlink:type="simple" xlink:href="http://www.envox.hr/eez/bench-power-supply/psu-scpi-reference-manual/psu-scpi-subsystem-command-reference/psu-scpi-source.html#sour_lrip" text:style-name="Internet_20_link" text:visited-style-name="Visited_20_Internet_20_Link">[SOURce[&lt;n&gt;]]:LRIPple</text:a>)</text:p>
              </text:list-item>
              <text:list-item>
                <text:p text:style-name="List_20_1">Low ripple auto mode (<text:a xlink:type="simple" xlink:href="http://www.envox.hr/eez/bench-power-supply/psu-scpi-reference-manual/psu-scpi-subsystem-command-reference/psu-scpi-source.html#sour_lrip_auto" text:style-name="Internet_20_link" text:visited-style-name="Visited_20_Internet_20_Link">[SOURce[&lt;n&gt;]]:LRIPple:AUTO</text:a>)</text:p>
              </text:list-item>
              <text:list-item>
                <text:p text:style-name="List_20_1">Remote sense state (<text:a xlink:type="simple" xlink:href="http://www.envox.hr/eez/bench-power-supply/psu-scpi-reference-manual/psu-scpi-subsystem-command-reference/psu-scpi-source.html#sour_volt_sens" text:style-name="Internet_20_link" text:visited-style-name="Visited_20_Internet_20_Link">[SOURce[&lt;n&gt;]]:VOLTage:SENSe[:SOURce]</text:a>)</text:p>
              </text:list-item>
              <text:list-item>
                <text:p text:style-name="List_20_1">Output voltage (<text:a xlink:type="simple" xlink:href="http://www.envox.hr/eez/bench-power-supply/psu-scpi-reference-manual/psu-scpi-subsystem-command-reference/psu-scpi-source.html#sour_volt" text:style-name="Internet_20_link" text:visited-style-name="Visited_20_Internet_20_Link">[SOURce[&lt;n&gt;]]:VOLTage</text:a>)</text:p>
              </text:list-item>
              <text:list-item>
                <text:p text:style-name="List_20_1">Output voltage limit (<text:a xlink:type="simple" xlink:href="http://www.envox.hr/eez/bench-power-supply/psu-scpi-reference-manual/psu-scpi-subsystem-command-reference/psu-scpi-source.html#sour_volt_lim" text:style-name="Internet_20_link" text:visited-style-name="Visited_20_Internet_20_Link">[SOURce[&lt;n&gt;]]:VOLTage:LIMit</text:a>)</text:p>
              </text:list-item>
              <text:list-item>
                <text:p text:style-name="List_20_1">Output voltage step (<text:a xlink:type="simple" xlink:href="http://www.envox.hr/eez/bench-power-supply/psu-scpi-reference-manual/psu-scpi-subsystem-command-reference/psu-scpi-source.html#sour_volt_step" text:style-name="Internet_20_link" text:visited-style-name="Visited_20_Internet_20_Link">[SOURce[&lt;n&gt;]]:VOLTage:STEP</text:a>)</text:p>
              </text:list-item>
              <text:list-item>
                <text:p text:style-name="List_20_1">OVP status (<text:a xlink:type="simple" xlink:href="http://www.envox.hr/eez/bench-power-supply/psu-scpi-reference-manual/psu-scpi-subsystem-command-reference/psu-scpi-source.html#sour_curr_prot_stat" text:style-name="Internet_20_link" text:visited-style-name="Visited_20_Internet_20_Link">[SOURce[&lt;n&gt;]]:VOLTage:PROTection:STATe</text:a>)</text:p>
              </text:list-item>
              <text:list-item>
                <text:p text:style-name="List_20_1">OVP delay (<text:a xlink:type="simple" xlink:href="http://www.envox.hr/eez/bench-power-supply/psu-scpi-reference-manual/psu-scpi-subsystem-command-reference/psu-scpi-source.html#sour_volt_prot_del" text:style-name="Internet_20_link" text:visited-style-name="Visited_20_Internet_20_Link">[SOURce[&lt;n&gt;]]:VOLTage:PROTection:DELay</text:a>)</text:p>
              </text:list-item>
              <text:list-item>
                <text:p text:style-name="List_20_1">Output current (<text:a xlink:type="simple" xlink:href="http://www.envox.hr/eez/bench-power-supply/psu-scpi-reference-manual/psu-scpi-subsystem-command-reference/psu-scpi-source.html#sour_curr" text:style-name="Internet_20_link" text:visited-style-name="Visited_20_Internet_20_Link">[SOURce[&lt;n&gt;]]:CURRent</text:a>)</text:p>
              </text:list-item>
              <text:list-item>
                <text:p text:style-name="List_20_1">Output current limit (<text:a xlink:type="simple" xlink:href="http://www.envox.hr/eez/bench-power-supply/psu-scpi-reference-manual/psu-scpi-subsystem-command-reference/psu-scpi-source.html#sour_curr_lim" text:style-name="Internet_20_link" text:visited-style-name="Visited_20_Internet_20_Link">[SOURce[&lt;n&gt;]]:CURRent:LIMit</text:a>)</text:p>
              </text:list-item>
              <text:list-item>
                <text:p text:style-name="List_20_1">Output current step (<text:a xlink:type="simple" xlink:href="http://www.envox.hr/eez/bench-power-supply/psu-scpi-reference-manual/psu-scpi-subsystem-command-reference/psu-scpi-source.html#sour_curr_step" text:style-name="Internet_20_link" text:visited-style-name="Visited_20_Internet_20_Link">[SOURce[&lt;n&gt;]]:CURRent:STEP</text:a>)</text:p>
              </text:list-item>
              <text:list-item>
                <text:p text:style-name="List_20_1">OCP status (<text:a xlink:type="simple" xlink:href="http://www.envox.hr/eez/bench-power-supply/psu-scpi-reference-manual/psu-scpi-subsystem-command-reference/psu-scpi-source.html#sour_curr_prot_stat" text:style-name="Internet_20_link" text:visited-style-name="Visited_20_Internet_20_Link">[SOURce[&lt;n&gt;]]:CURRent:PROTection:STATe</text:a>)</text:p>
              </text:list-item>
              <text:list-item>
                <text:p text:style-name="List_20_1">OCP delay (<text:a xlink:type="simple" xlink:href="http://www.envox.hr/eez/bench-power-supply/psu-scpi-reference-manual/psu-scpi-subsystem-command-reference/psu-scpi-source.html#sour_curr_prot_del" text:style-name="Internet_20_link" text:visited-style-name="Visited_20_Internet_20_Link">[SOURce[&lt;n&gt;]]:CURRent:PROTection:DELay</text:a>)</text:p>
              </text:list-item>
              <text:list-item>
                <text:p text:style-name="List_20_1">Output power limit (<text:a xlink:type="simple" xlink:href="http://www.envox.hr/eez/bench-power-supply/psu-scpi-reference-manual/psu-scpi-subsystem-command-reference/psu-scpi-source.html#sour_pow_lim" text:style-name="Internet_20_link" text:visited-style-name="Visited_20_Internet_20_Link">[SOURce[&lt;n&gt;]]:POWer:LIMit</text:a>)</text:p>
              </text:list-item>
              <text:list-item>
                <text:p text:style-name="List_20_1">OPP level (<text:a xlink:type="simple" xlink:href="http://www.envox.hr/eez/bench-power-supply/psu-scpi-reference-manual/psu-scpi-subsystem-command-reference/psu-scpi-source.html#sour_pow_prot" text:style-name="Internet_20_link" text:visited-style-name="Visited_20_Internet_20_Link">[SOURce[&lt;n&gt;]]:POWer:PROTection[:LEVel]</text:a>)</text:p>
              </text:list-item>
              <text:list-item>
                <text:p text:style-name="List_20_1">OPP status (<text:a xlink:type="simple" xlink:href="http://www.envox.hr/eez/bench-power-supply/psu-scpi-reference-manual/psu-scpi-subsystem-command-reference/psu-scpi-source.html#sour_pow_prot_stat" text:style-name="Internet_20_link" text:visited-style-name="Visited_20_Internet_20_Link">[SOURce[&lt;n&gt;]]:POWer:PROTection:STATe</text:a>)</text:p>
              </text:list-item>
              <text:list-item>
                <text:p text:style-name="List_20_1">OPP delay (<text:a xlink:type="simple" xlink:href="http://www.envox.hr/eez/bench-power-supply/psu-scpi-reference-manual/psu-scpi-subsystem-command-reference/psu-scpi-source.html#sour_volt_prot_del" text:style-name="Internet_20_link" text:visited-style-name="Visited_20_Internet_20_Link">[SOURce[&lt;n&gt;]]:POWer:PROTection:DELay</text:a>)</text:p>
              </text:list-item>
              <text:list-item>
                <text:p text:style-name="List_20_1">OTP level (<text:a xlink:type="simple" xlink:href="http://www.envox.hr/eez/bench-power-supply/psu-scpi-reference-manual/psu-scpi-subsystem-command-reference/psu-scpi-system.html#syst_temp_prot" text:style-name="Internet_20_link" text:visited-style-name="Visited_20_Internet_20_Link">SYSTem:TEMPerature:PROTection[:HIGH][:LEVel]</text:a>)</text:p>
              </text:list-item>
              <text:list-item>
                <text:p text:style-name="List_20_1">OTP status (<text:a xlink:type="simple" xlink:href="http://www.envox.hr/eez/bench-power-supply/psu-scpi-reference-manual/psu-scpi-subsystem-command-reference/psu-scpi-system.html#syst_temp_prot_stat" text:style-name="Internet_20_link" text:visited-style-name="Visited_20_Internet_20_Link">SYSTem:TEMPerature:PROTection[:HIGH]:STATe</text:a>)</text:p>
              </text:list-item>
              <text:list-item>
                <text:p text:style-name="List_20_1">OTP delay (<text:a xlink:type="simple" xlink:href="http://www.envox.hr/eez/bench-power-supply/psu-scpi-reference-manual/psu-scpi-subsystem-command-reference/psu-scpi-system.html#syst_temp_prot_del" text:style-name="Internet_20_link" text:visited-style-name="Visited_20_Internet_20_Link">SYSTem:TEMPerature:PROTection[:HIGH]:DELay</text:a>)</text:p>
              </text:list-item>
              <text:list-item>
                <text:p text:style-name="List_20_1">Power on state (<text:a xlink:type="simple" xlink:href="http://www.envox.hr/eez/bench-power-supply/psu-scpi-reference-manual/psu-scpi-subsystem-command-reference/psu-scpi-system.html#syst_pow" text:style-name="Internet_20_link" text:visited-style-name="Visited_20_Internet_20_Link">SYSTem:POWer</text:a>)</text:p>
              </text:list-item>
              <text:list-item>
                <text:p text:style-name="List_20_1">Simulator load value (<text:a xlink:type="simple" xlink:href="http://www.envox.hr/eez/bench-power-supply/psu-scpi-reference-manual/psu-scpi-simulator.html#simu_load" text:style-name="Internet_20_link" text:visited-style-name="Visited_20_Internet_20_Link">SIMUlator:LOAD</text:a>)</text:p>
              </text:list-item>
              <text:list-item>
                <text:p text:style-name="List_20_1_20_End">Simulator load connection (<text:a xlink:type="simple" xlink:href="http://www.envox.hr/eez/bench-power-supply/psu-scpi-reference-manual/psu-scpi-simulator.html#simu_load_stat" text:style-name="Internet_20_link" text:visited-style-name="Visited_20_Internet_20_Link">SIMUlator:LOAD:STATe</text:a>)</text:p>
              </text:list-item>
            </text:list>
            <text:p text:style-name="Default_5f_ntt">Users can assign an arbitrary name to each of locations 1 through 9 using the <text:a xlink:type="simple" xlink:href="http://www.envox.hr/eez/bench-power-supply/psu-scpi-reference-manual/psu-scpi-subsystem-command-reference/psu-scpi-memory.html#mem_stat_name" text:style-name="Internet_20_link" text:visited-style-name="Visited_20_Internet_20_Link">MEMory:STATe:NAME</text:a> command.</text:p>
            <text:p text:style-name="Default_5f_ntt"/>
            <text:p text:style-name="Default_5f_ntt"><text:span text:style-name="T4">A reset (</text:span><text:a xlink:type="simple" xlink:href="http://www.envox.hr/eez/bench-power-supply/psu-scpi-reference-manual/psu-scpi-common-command-reference.html#rst" text:style-name="Internet_20_link" text:visited-style-name="Visited_20_Internet_20_Link">*RST</text:a><text:span text:style-name="T4"> command) does not affect the configurations stored in memory. Once a state is stored, it remains constant until it is overwritten using this command or specifically deleted using the </text:span><text:a xlink:type="simple" xlink:href="http://www.envox.hr/eez/bench-power-supply/psu-scpi-reference-manual/psu-scpi-subsystem-command-reference/psu-scpi-memory.html#mem_stat_del" text:style-name="Internet_20_link" text:visited-style-name="Visited_20_Internet_20_Link">MEMory:STATe:DELete</text:a><text:span text:style-name="T4"> command. </text:span></text:p>
            <text:p text:style-name="P13"/>
            <text:p text:style-name="P6">The PSU uses location 0 to automatically hold the state of the PSU at power down.</text:p>
          </table:table-cell>
          <table:covered-table-cell/>
          <table:covered-table-cell/>
          <table:covered-table-cell/>
        </table:table-row>
        <table:table-row>
          <table:table-cell table:style-name="Table181.A1" table:number-rows-spanned="2" office:value-type="string">
            <text:p text:style-name="Default_5f_ntt">Parameters</text:p>
          </table:table-cell>
          <table:table-cell table:style-name="Table181.B3" office:value-type="string">
            <text:p text:style-name="P2">Name</text:p>
          </table:table-cell>
          <table:table-cell table:style-name="Table181.B3" office:value-type="string">
            <text:p text:style-name="P2">Type</text:p>
          </table:table-cell>
          <table:table-cell table:style-name="Table181.B3" office:value-type="string">
            <text:p text:style-name="P2">Range</text:p>
          </table:table-cell>
          <table:table-cell table:style-name="Table181.B3" office:value-type="string">
            <text:p text:style-name="P2">Default</text:p>
          </table:table-cell>
        </table:table-row>
        <table:table-row>
          <table:covered-table-cell/>
          <table:table-cell table:style-name="Table181.A1" office:value-type="string">
            <text:p text:style-name="P1">&lt;profile&gt;</text:p>
          </table:table-cell>
          <table:table-cell table:style-name="Table181.A1" office:value-type="string">
            <text:p text:style-name="P2">Numeric</text:p>
          </table:table-cell>
          <table:table-cell table:style-name="Table181.A1" office:value-type="string">
            <text:p text:style-name="P2">1 – 9 </text:p>
          </table:table-cell>
          <table:table-cell table:style-name="Table181.A1" office:value-type="string">
            <text:p text:style-name="P2">None</text:p>
          </table:table-cell>
        </table:table-row>
        <table:table-row>
          <table:table-cell table:style-name="Table181.A1" office:value-type="string">
            <text:p text:style-name="Default_5f_ntt">Return</text:p>
          </table:table-cell>
          <table:table-cell table:style-name="Table181.A1" table:number-columns-spanned="4" office:value-type="string">
            <text:p text:style-name="P14">None</text:p>
          </table:table-cell>
          <table:covered-table-cell/>
          <table:covered-table-cell/>
          <table:covered-table-cell/>
        </table:table-row>
        <table:table-row table:style-name="Table181.6">
          <table:table-cell table:style-name="Table181.A6" office:value-type="string">
            <text:p text:style-name="Default_5f_ntt"><text:span text:style-name="T9">Usage</text:span><text:span text:style-name="T10"> </text:span><text:span text:style-name="T9">example</text:span></text:p>
          </table:table-cell>
          <table:table-cell table:style-name="Table181.A6" table:number-columns-spanned="4" office:value-type="string">
            <text:p text:style-name="cmd_5f_code">*SAV 2</text:p>
          </table:table-cell>
          <table:covered-table-cell/>
          <table:covered-table-cell/>
          <table:covered-table-cell/>
        </table:table-row>
        <table:table-row table:style-name="Table181.6">
          <table:table-cell table:style-name="Table181.A6" office:value-type="string">
            <text:p text:style-name="P13">Related Commands</text:p>
          </table:table-cell>
          <table:table-cell table:style-name="Table181.A6" table:number-columns-spanned="4" office:value-type="string">
            <text:p text:style-name="Default_5f_ntt">*RCL</text:p>
            <text:p text:style-name="Default_5f_ntt">*RST</text:p>
            <text:p text:style-name="Default_5f_ntt">MEMory:STATe:CATalog?</text:p>
            <text:p text:style-name="Default_5f_ntt">MEMory:STATe:NAME</text:p>
            <text:p text:style-name="Default_5f_ntt"><text:soft-page-break/>MEMory:STATe:DELete</text:p>
          </table:table-cell>
          <table:covered-table-cell/>
          <table:covered-table-cell/>
          <table:covered-table-cell/>
        </table:table-row>
      </table:table>
      <text:list xml:id="list115411381810709" text:continue-list="list115411998686312" text:style-name="Outline">
        <text:list-item>
          <text:list>
            <text:list-item>
              <text:h text:style-name="Heading_20_2" text:outline-level="2"><text:bookmark text:name="sre"/><text:change-start text:change-id="ct68742992"/>*<text:span text:style-name="T12">SRE</text:span></text:h>
            </text:list-item>
          </text:list>
        </text:list-item>
      </text:list>
      <table:table table:name="Table4" table:style-name="Table4">
        <table:table-column table:style-name="Table4.A"/>
        <table:table-column table:style-name="Table4.B"/>
        <table:table-row>
          <table:table-cell table:style-name="Table4.A1" office:value-type="string">
            <text:p text:style-name="P28">Syntax</text:p>
          </table:table-cell>
          <table:table-cell table:style-name="Table4.A1" office:value-type="string">
            <text:p text:style-name="P24">*S<text:span text:style-name="T12">RE {&lt;value&gt;}</text:span></text:p>
            <text:p text:style-name="P24">*<text:span text:style-name="T12">SRE?</text:span></text:p>
          </table:table-cell>
        </table:table-row>
        <table:table-row>
          <table:table-cell table:style-name="Table4.A1" office:value-type="string">
            <text:p text:style-name="P28">Description</text:p>
          </table:table-cell>
          <table:table-cell table:style-name="Table4.A1" office:value-type="string">
            <text:p text:style-name="P21">Enable bits in the Status Byte enable register (see <text:a xlink:type="simple" xlink:href="http://www.envox.hr/eez/bench-power-supply/psu-scpi-reference-manual/psu-scpi-registers-and-queues.html#stat_byte_reg" text:style-name="Internet_20_link" text:visited-style-name="Visited_20_Internet_20_Link">Section 3.2</text:a>).</text:p>
          </table:table-cell>
        </table:table-row>
        <table:table-row>
          <table:table-cell table:style-name="Table4.A1" office:value-type="string">
            <text:p text:style-name="P28">Return</text:p>
          </table:table-cell>
          <table:table-cell table:style-name="Table4.A1" office:value-type="string">
            <text:p text:style-name="P19">Query the Status Byte enable register. The <text:span text:style-name="T13">PSU </text:span>returns a decimal value which corresponds to the binary-weighted sum of all bits set in the enable register.</text:p>
          </table:table-cell>
        </table:table-row>
        <table:table-row table:style-name="Table4.4">
          <table:table-cell table:style-name="Table4.A4" office:value-type="string">
            <text:p text:style-name="P28"><text:span text:style-name="T9">Usage</text:span><text:span text:style-name="T10"> </text:span><text:span text:style-name="T9">example</text:span></text:p>
          </table:table-cell>
          <table:table-cell table:style-name="Table4.A4" office:value-type="string">
            <text:p text:style-name="cmd_5f_code">*<text:span text:style-name="T14">SRE 32</text:span></text:p>
          </table:table-cell>
        </table:table-row>
        <table:table-row table:style-name="Table4.4">
          <table:table-cell table:style-name="Table4.A4" office:value-type="string">
            <text:p text:style-name="P27">Related Commands</text:p>
          </table:table-cell>
          <table:table-cell table:style-name="Table4.A4" office:value-type="string">
            <text:p text:style-name="P22">*<text:span text:style-name="T12">STB</text:span></text:p>
          </table:table-cell>
        </table:table-row>
      </table:table>
      <text:list xml:id="list115411913491307" text:continue-numbering="true" text:style-name="Outline">
        <text:list-item>
          <text:list>
            <text:list-item>
              <text:h text:style-name="P25" text:outline-level="2"><text:bookmark text:name="stb"/><text:change-end text:change-id="ct68742992"/>*STB?</text:h>
            </text:list-item>
          </text:list>
        </text:list-item>
      </text:list>
      <table:table table:name="Table15" table:style-name="Table15">
        <table:table-column table:style-name="Table15.A"/>
        <table:table-column table:style-name="Table15.B"/>
        <table:table-row>
          <table:table-cell table:style-name="Table15.A1" office:value-type="string">
            <text:p text:style-name="Default_5f_ntt">Syntax</text:p>
          </table:table-cell>
          <table:table-cell table:style-name="Table15.A1" office:value-type="string">
            <text:p text:style-name="P8">*STB?</text:p>
          </table:table-cell>
        </table:table-row>
        <table:table-row>
          <table:table-cell table:style-name="Table15.A1" office:value-type="string">
            <text:p text:style-name="Default_5f_ntt">Description</text:p>
          </table:table-cell>
          <table:table-cell table:style-name="Table15.A1" office:value-type="string">
            <text:p text:style-name="P1">Read Status Byte Query. This query reads the Status Byte register (see <text:a xlink:type="simple" xlink:href="http://www.envox.hr/eez/bench-power-supply/psu-scpi-reference-manual/psu-scpi-registers-and-queues.html#stat_byte_reg" text:style-name="Internet_20_link" text:visited-style-name="Visited_20_Internet_20_Link">Section 3.2</text:a>), which contains the status summary bits and the Output Queue MAV bit. The Status Byte is a read-only register and its bits are not cleared when it is read.</text:p>
            <text:p text:style-name="P1"/>
            <text:p text:style-name="P1">A serial poll also returns the value of the Status Byte register, except that bit 6 returns Request for Service (RQS) instead of Master Status Summary (MSS). A serial poll clears RQS, but not MSS. When the MSS bit is set, the PSU has one or more reasons for requesting service.</text:p>
          </table:table-cell>
        </table:table-row>
        <table:table-row>
          <table:table-cell table:style-name="Table15.A1" office:value-type="string">
            <text:p text:style-name="Default_5f_ntt">Return</text:p>
          </table:table-cell>
          <table:table-cell table:style-name="Table15.A1" office:value-type="string">
            <text:p text:style-name="P3">The PSU returns a decimal value which corresponds to the binary-weighted sum of all bits in the register. </text:p>
          </table:table-cell>
        </table:table-row>
        <table:table-row table:style-name="Table15.4">
          <table:table-cell table:style-name="Table15.A4" office:value-type="string">
            <text:p text:style-name="Default_5f_ntt"><text:span text:style-name="T9">Usage</text:span><text:span text:style-name="T10"> </text:span><text:span text:style-name="T9">example</text:span></text:p>
          </table:table-cell>
          <table:table-cell table:style-name="Table15.A4" office:value-type="string">
            <text:p text:style-name="P1">If OPER (bit 7) is set:</text:p>
            <text:p text:style-name="cmd_5f_code_20_Start">*STB?</text:p>
            <text:p text:style-name="cmd_5f_code">128</text:p>
          </table:table-cell>
        </table:table-row>
        <table:table-row table:style-name="Table15.4">
          <table:table-cell table:style-name="Table15.A4" office:value-type="string">
            <text:p text:style-name="P13">Related Commands</text:p>
          </table:table-cell>
          <table:table-cell table:style-name="Table15.A4" office:value-type="string">
            <text:p text:style-name="Standard">*SRE</text:p>
          </table:table-cell>
        </table:table-row>
      </table:table>
      <text:list xml:id="list115412986801897" text:continue-numbering="true" text:style-name="Outline">
        <text:list-item>
          <text:list>
            <text:list-item>
              <text:h text:style-name="Heading_20_2" text:outline-level="2"><text:bookmark text:name="trg"/>*TRG</text:h>
            </text:list-item>
          </text:list>
        </text:list-item>
      </text:list>
      <table:table table:name="Table1" table:style-name="Table1">
        <table:table-column table:style-name="Table1.A"/>
        <table:table-column table:style-name="Table1.B"/>
        <table:table-row>
          <table:table-cell table:style-name="Table1.A1" office:value-type="string">
            <text:p text:style-name="Default_5f_ntt">Syntax</text:p>
          </table:table-cell>
          <table:table-cell table:style-name="Table1.A1" office:value-type="string">
            <text:p text:style-name="cmd_5f_root">*TRG</text:p>
          </table:table-cell>
        </table:table-row>
        <table:table-row>
          <table:table-cell table:style-name="Table1.A1" office:value-type="string">
            <text:p text:style-name="Default_5f_ntt">Description</text:p>
          </table:table-cell>
          <table:table-cell table:style-name="Table1.A1" office:value-type="string">
            <text:p text:style-name="P1">This command generates a trigger to the trigger subsystem which has selected a bus </text:p>
            <text:p text:style-name="P1">(software) trigger as its source (TRIGger[:SEQuence]:SOURce BUS).</text:p>
          </table:table-cell>
        </table:table-row>
        <table:table-row>
          <table:table-cell table:style-name="Table1.A1" office:value-type="string">
            <text:p text:style-name="Default_5f_ntt">Return</text:p>
          </table:table-cell>
          <table:table-cell table:style-name="Table1.A1" office:value-type="string">
            <text:p text:style-name="P3">None</text:p>
          </table:table-cell>
        </table:table-row>
        <table:table-row table:style-name="Table1.4">
          <table:table-cell table:style-name="Table1.A4" office:value-type="string">
            <text:p text:style-name="Default_5f_ntt"><text:span text:style-name="T9">Usage</text:span><text:span text:style-name="T10"> </text:span><text:span text:style-name="T9">example</text:span></text:p>
          </table:table-cell>
          <table:table-cell table:style-name="Table1.A4" office:value-type="string">
            <text:p text:style-name="P1">Generate a trigger operation after 5 seconds:</text:p>
            <text:p text:style-name="cmd_5f_code_20_Start">TRIG:SOUR BUS</text:p>
            <text:p text:style-name="cmd_5f_code">TRIG:DEL 5</text:p>
            <text:p text:style-name="cmd_5f_code">INIT</text:p>
            <text:p text:style-name="P10">*TRG</text:p>
          </table:table-cell>
        </table:table-row>
        <table:table-row table:style-name="Table1.4">
          <table:table-cell table:style-name="Table1.A4" office:value-type="string">
            <text:p text:style-name="Default_5f_ntt">Errors</text:p>
          </table:table-cell>
          <table:table-cell table:style-name="Table1.A4" office:value-type="string">
            <text:p text:style-name="P10">-211, <text:span text:style-name="T8">"</text:span>Trigger ignored<text:span text:style-name="T8">"</text:span></text:p>
            <text:p text:style-name="P11">304,"Incompatible transient modes"</text:p>
            <text:p text:style-name="P11">307,"List lengths are not equivalent"</text:p>
          </table:table-cell>
        </table:table-row>
        <table:table-row table:style-name="Table1.4">
          <table:table-cell table:style-name="Table1.A4" office:value-type="string">
            <text:p text:style-name="P13">Related Commands</text:p>
          </table:table-cell>
          <table:table-cell table:style-name="Table1.A4" office:value-type="string">
            <text:p text:style-name="Standard">*WAI</text:p>
            <text:p text:style-name="Standard">ABORt</text:p>
            <text:p text:style-name="Standard">INITiate</text:p>
            <text:p text:style-name="Standard">TRIGger[:SEQuence]:DELay</text:p>
            <text:p text:style-name="P1">TRIGger[:SEQuence]:SOURce</text:p>
          </table:table-cell>
        </table:table-row>
      </table:table>
      <text:list xml:id="list115413370588951" text:continue-numbering="true" text:style-name="Outline">
        <text:list-item>
          <text:list>
            <text:list-item>
              <text:h text:style-name="Heading_20_2" text:outline-level="2"><text:bookmark text:name="tst"/><text:soft-page-break/>*TST?</text:h>
            </text:list-item>
          </text:list>
        </text:list-item>
      </text:list>
      <table:table table:name="Table2" table:style-name="Table2">
        <table:table-column table:style-name="Table2.A"/>
        <table:table-column table:style-name="Table2.B"/>
        <table:table-row>
          <table:table-cell table:style-name="Table2.A1" office:value-type="string">
            <text:p text:style-name="P1">Syntax</text:p>
          </table:table-cell>
          <table:table-cell table:style-name="Table2.A1" office:value-type="string">
            <text:p text:style-name="P8">*TST?</text:p>
          </table:table-cell>
        </table:table-row>
        <table:table-row>
          <table:table-cell table:style-name="Table2.A1" office:value-type="string">
            <text:p text:style-name="P1">Description</text:p>
          </table:table-cell>
          <table:table-cell table:style-name="Table2.A1" office:value-type="string">
            <text:p text:style-name="P1">Self-Test Query. The self-test query causes an internal self-test, and places a response into the Output Queue indicating whether or not the PSU completed the self-test without detected errors.</text:p>
            <text:p text:style-name="P1"/>
            <text:p text:style-name="note">Note: All all terminal connections must be removed while the internal self-test is being <text:span text:style-name="T4">performed.</text:span></text:p>
            <text:p text:style-name="P6"/>
            <text:p text:style-name="P6"><text:span text:style-name="T9">If an active Ethernet connection exists, testing of the Ethernet controller will be skipped. You can use </text:span><text:a xlink:type="simple" xlink:href="http://www.envox.hr/eez/bench-power-supply/psu-scpi-reference-manual/psu-scpi-subsystem-command-reference/psu-scpi-diagnostic.html#diag_test" text:style-name="Internet_20_link" text:visited-style-name="Visited_20_Internet_20_Link"><text:span text:style-name="T9">DIAGnostic[:INFOrmation]:TEST?</text:span></text:a><text:span text:style-name="T9"> for to produce a detailed report of the latest self-test. </text:span></text:p>
            <text:p text:style-name="P7"/>
            <text:p text:style-name="P7">If a fan is installed, and not running, this command will start it for the short time to obtain speed information.</text:p>
          </table:table-cell>
        </table:table-row>
        <table:table-row>
          <table:table-cell table:style-name="Table2.A1" office:value-type="string">
            <text:p text:style-name="P1">Return</text:p>
          </table:table-cell>
          <table:table-cell table:style-name="Table2.A1" office:value-type="string">
            <text:p text:style-name="P1">0 or 1 depends of the self-test results.<text:span text:style-name="T7"> See also </text:span><text:a xlink:type="simple" xlink:href="http://www.envox.hr/eez/bench-power-supply/psu-scpi-reference-manual/psu-scpi-subsystem-command-reference/psu-scpi-diagnostic.html#diag_test" text:style-name="Internet_20_link" text:visited-style-name="Visited_20_Internet_20_Link"><text:span text:style-name="T7">DIAGnostic[:INFOrmation]:TEST?</text:span></text:a><text:span text:style-name="T7">.</text:span></text:p>
          </table:table-cell>
        </table:table-row>
        <table:table-row table:style-name="Table2.4">
          <table:table-cell table:style-name="Table2.A4" office:value-type="string">
            <text:p text:style-name="Default_5f_ntt"><text:span text:style-name="T9">Usage</text:span><text:span text:style-name="T10"> </text:span><text:span text:style-name="T9">example</text:span></text:p>
          </table:table-cell>
          <table:table-cell table:style-name="Table2.A4" office:value-type="string">
            <text:p text:style-name="P1">If all tests passed:</text:p>
            <text:p text:style-name="cmd_5f_code_20_Start">*TST?</text:p>
            <text:p text:style-name="cmd_5f_code_20_End">0</text:p>
            <text:p text:style-name="P1">If one or more tests failed:</text:p>
            <text:p text:style-name="cmd_5f_code_20_Start">*TST?</text:p>
            <text:p text:style-name="P10">1</text:p>
          </table:table-cell>
        </table:table-row>
        <table:table-row table:style-name="Table2.4">
          <table:table-cell table:style-name="Table2.A4" office:value-type="string">
            <text:p text:style-name="P13">Related Commands</text:p>
          </table:table-cell>
          <table:table-cell table:style-name="Table2.A4" office:value-type="string">
            <text:p text:style-name="P1">DIAGnostic[:INFOrmation]:TEST?</text:p>
            <text:p text:style-name="P1">SYSTem:BEEP:STATe</text:p>
          </table:table-cell>
        </table:table-row>
      </table:table>
      <text:list xml:id="list115412680708407" text:continue-numbering="true" text:style-name="Outline">
        <text:list-item>
          <text:list>
            <text:list-item>
              <text:h text:style-name="Heading_20_2" text:outline-level="2"><text:bookmark text:name="wai"/>*WAI</text:h>
            </text:list-item>
          </text:list>
        </text:list-item>
      </text:list>
      <table:table table:name="Table3" table:style-name="Table3">
        <table:table-column table:style-name="Table3.A"/>
        <table:table-column table:style-name="Table3.B"/>
        <table:table-row>
          <table:table-cell table:style-name="Table3.A1" office:value-type="string">
            <text:p text:style-name="P1">Syntax</text:p>
          </table:table-cell>
          <table:table-cell table:style-name="Table3.A1" office:value-type="string">
            <text:p text:style-name="P9">*WAI (not implemented yet)</text:p>
          </table:table-cell>
        </table:table-row>
        <table:table-row>
          <table:table-cell table:style-name="Table3.A1" office:value-type="string">
            <text:p text:style-name="P1">Description</text:p>
          </table:table-cell>
          <table:table-cell table:style-name="Table3.A1" office:value-type="string">
            <text:p text:style-name="P1">The Wait-to-Continue Command causes the PSU to wait until all pending commands are completed before executing any other commands. </text:p>
            <text:p text:style-name="Standard"/>
            <text:p text:style-name="P1">Pending operations are as defined under the *OPC command. </text:p>
          </table:table-cell>
        </table:table-row>
        <table:table-row>
          <table:table-cell table:style-name="Table3.A1" office:value-type="string">
            <text:p text:style-name="P1">Return</text:p>
          </table:table-cell>
          <table:table-cell table:style-name="Table3.A1" office:value-type="string">
            <text:p text:style-name="P3">None</text:p>
          </table:table-cell>
        </table:table-row>
        <table:table-row table:style-name="Table3.4">
          <table:table-cell table:style-name="Table3.A4" office:value-type="string">
            <text:p text:style-name="Default_5f_ntt"><text:span text:style-name="T9">Usage</text:span><text:span text:style-name="T10"> </text:span><text:span text:style-name="T9">example</text:span></text:p>
          </table:table-cell>
          <table:table-cell table:style-name="Table3.A4" office:value-type="string">
            <text:p text:style-name="P1">For example, the *WAI command can be used to make a voltage measurement after an OUTPut ON command has completed:</text:p>
            <text:p text:style-name="P17">OUTPut ON;*WAI;:MEASure:VOLTage?</text:p>
          </table:table-cell>
        </table:table-row>
        <table:table-row table:style-name="Table3.4">
          <table:table-cell table:style-name="Table3.A4" office:value-type="string">
            <text:p text:style-name="P13">Related Commands</text:p>
          </table:table-cell>
          <table:table-cell table:style-name="Table3.A4" office:value-type="string">
            <text:p text:style-name="Standard">*OPC</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Ubuntu" svg:font-family="Ubuntu"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mm" style:writing-mode="lr-tb"/>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fo:font-size="10.5pt" fo:hyphenate="true" fo:hyphenation-remain-char-count="2" fo:hyphenation-push-char-count="2"/>
    </style:style>
    <style:style style:name="Heading" style:family="paragraph" style:parent-style-name="Standard" style:next-style-name="Standard" style:list-style-name="Numbering_20_1" style:class="text" style:master-page-name="">
      <loext:graphic-properties draw:fill="none" draw:fill-color="#cfe7f5"/>
      <style:paragraph-properties fo:margin-top="4.23mm" fo:margin-bottom="2.12mm" loext:contextual-spacing="false" style:page-number="auto" fo:background-color="transparent" style:shadow="none" fo:keep-with-next="always">
        <style:tab-stops/>
      </style:paragraph-properties>
      <style:text-properties style:font-name="Bitstream Vera Sans" fo:font-family="'Bitstream Vera Sans'" style:font-family-generic="swiss"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12mm" loext:contextual-spacing="false"/>
    </style:style>
    <style:style style:name="List" style:family="paragraph" style:parent-style-name="Standard" style:default-outline-level="" style:list-style-name="List_20_1" style:class="list" style:master-page-name="">
      <style:paragraph-properties fo:margin-left="6mm" fo:margin-right="0mm" fo:margin-top="0mm" fo:margin-bottom="0mm" loext:contextual-spacing="false" fo:text-align="start" style:justify-single-word="false" fo:hyphenation-ladder-count="6" fo:text-indent="-6mm" style:auto-text-indent="false" style:page-number="auto">
        <style:tab-stops/>
      </style:paragraph-properties>
      <style:text-properties style:use-window-font-color="true" style:font-name="Arial" fo:font-family="Arial" style:font-family-generic="swiss" fo:font-size="10.5pt" style:font-name-complex="DejaVu Sans1" style:font-family-complex="'DejaVu Sans'" style:font-family-generic-complex="swiss" fo:hyphenate="false" fo:hyphenation-remain-char-count="2" fo:hyphenation-push-char-count="2"/>
    </style:style>
    <style:style style:name="Caption" style:family="paragraph" style:parent-style-name="Standard" style:class="extra">
      <style:paragraph-properties fo:margin-top="2.12mm" fo:margin-bottom="2.12mm" loext:contextual-spacing="false" fo:text-align="center" style:justify-single-word="false" text:number-lines="false" text:line-number="0"/>
      <style:text-properties style:font-name="Arial" fo:font-family="Arial" style:font-family-generic="swiss" fo:font-size="10pt" fo:font-style="italic" style:font-size-asian="12pt" style:font-style-asian="italic" style:font-name-complex="DejaVu Sans1"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fo:font-family="Arial" style:font-family-generic="swiss" style:font-name-complex="DejaVu Sans1"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family="Arial" style:font-style-name="Negreta" style:font-family-generic="swiss"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Arial2" fo:font-family="Arial" style:font-style-name="Negreta cursiva" style:font-family-generic="swiss"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loext:contextual-spacing="false"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loext:contextual-spacing="false" fo:text-indent="-6mm" style:auto-text-indent="fals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loext:contextual-spacing="false"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Arial1" fo:font-family="Arial" style:font-style-name="Negreta" style:font-family-generic="swiss" style:font-pitch="variable"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loext: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loext: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loext:contextual-spacing="false"/>
      <style:text-properties style:font-name="DejaVu Sans Mono" fo:font-family="'DejaVu Sans Mono'" style:font-family-generic="modern" style:font-pitch="fixed" fo:font-size="10pt" style:font-name-asian="Droid Sans Fallback1"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loext:contextual-spacing="false"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loext:contextual-spacing="false" fo:text-indent="-6.35mm" style:auto-text-indent="false"/>
    </style:style>
    <style:style style:name="Numbering_20_1" style:display-name="Numbering 1" style:family="paragraph" style:parent-style-name="List" style:class="list">
      <style:paragraph-properties fo:margin-left="6.35mm" fo:margin-right="0mm" fo:margin-top="0mm" fo:margin-bottom="2.12mm" loext:contextual-spacing="false" fo:text-indent="-6.35mm" style:auto-text-indent="false"/>
    </style:style>
    <style:style style:name="Numbering_20_2" style:display-name="Numbering 2" style:family="paragraph" style:parent-style-name="List" style:class="list">
      <style:paragraph-properties fo:margin-left="12.7mm" fo:margin-right="0mm" fo:margin-top="0mm" fo:margin-bottom="2.12mm" loext:contextual-spacing="false" fo:text-indent="-6.35mm" style:auto-text-indent="false"/>
    </style:style>
    <style:style style:name="Numbering_20_3" style:display-name="Numbering 3" style:family="paragraph" style:parent-style-name="List" style:class="list">
      <style:paragraph-properties fo:margin-left="19.05mm" fo:margin-right="0mm" fo:margin-top="0mm" fo:margin-bottom="2.12mm" loext:contextual-spacing="false"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loext:contextual-spacing="false" fo:text-indent="-6.35mm" style:auto-text-indent="false"/>
    </style:style>
    <style:style style:name="Numbering_20_4" style:display-name="Numbering 4" style:family="paragraph" style:parent-style-name="List" style:class="list">
      <style:paragraph-properties fo:margin-left="25.4mm" fo:margin-right="0mm" fo:margin-top="0mm" fo:margin-bottom="2.12mm" loext:contextual-spacing="false"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loext:contextual-spacing="false"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loext:contextual-spacing="false" fo:text-indent="-6.35mm" style:auto-text-indent="false"/>
    </style:style>
    <style:style style:name="Numbering_20_5" style:display-name="Numbering 5" style:family="paragraph" style:parent-style-name="List" style:class="list">
      <style:paragraph-properties fo:margin-left="31.75mm" fo:margin-right="0mm" fo:margin-top="0mm" fo:margin-bottom="2.12mm" loext:contextual-spacing="false"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loext:contextual-spacing="false"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loext:contextual-spacing="false" style:page-number="auto"/>
    </style:style>
    <style:style style:name="scpi4" style:family="paragraph" style:parent-style-name="scpi0">
      <style:paragraph-properties fo:margin-left="20mm" fo:margin-right="0mm" fo:margin-top="0mm" fo:margin-bottom="0mm" loext:contextual-spacing="false" fo:text-indent="0mm" style:auto-text-indent="false"/>
    </style:style>
    <style:style style:name="table_5f_body" style:display-name="table_body" style:family="paragraph" style:parent-style-name="Standard" style:auto-update="true">
      <style:text-properties fo:font-size="10.5pt" fo:font-style="italic"/>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scpi5" style:family="paragraph" style:parent-style-name="Standard">
      <style:paragraph-properties fo:margin-left="24.99mm" fo:margin-right="0mm" fo:margin-top="0mm" fo:margin-bottom="0mm" loext:contextual-spacing="false" fo:text-indent="0mm" style:auto-text-indent="false"/>
    </style:style>
    <style:style style:name="equation" style:family="paragraph" style:parent-style-name="Standard">
      <style:paragraph-properties fo:margin-left="10mm" fo:margin-right="0mm" fo:margin-top="1.99mm" fo:margin-bottom="1.99mm" loext:contextual-spacing="false" fo:text-indent="0mm" style:auto-text-indent="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Contents_20_Heading" style:display-name="Contents Heading" style:family="paragraph" style:parent-style-name="Standard" style:class="index" style:master-page-name="">
      <style:paragraph-properties fo:margin-left="0mm" fo:margin-right="0mm" fo:margin-top="0mm" fo:margin-bottom="3mm" loext:contextual-spacing="false" fo:text-indent="0mm" style:auto-text-indent="false" style:page-number="auto" fo:break-before="page" text:number-lines="false" text:line-number="0">
        <style:tab-stops/>
      </style:paragraph-properties>
      <style:text-properties fo:color="#0066cc"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loext:contextual-spacing="false"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loext:contextual-spacing="false"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loext:contextual-spacing="false" fo:text-indent="0mm" style:auto-text-indent="false">
        <style:tab-stops>
          <style:tab-stop style:position="165.03m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text:start-value="4">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draw:fill="none" draw:fill-color="#cfe7f5" style:footnote-max-height="0mm">
        <style:footnote-sep style:width="0.18mm" style:distance-before-sep="1.01mm" style:distance-after-sep="1.01mm" style:line-style="none"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draw:fill="none" draw:fill-color="#cfe7f5"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1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20mm" fo:background-color="transparent"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draw:fill="none" draw:fill-color="#cfe7f5" style:footnote-max-height="0mm">
        <style:footnote-sep style:width="0.18mm" style:distance-before-sep="1.01mm" style:distance-after-sep="1.01mm"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4. Common command reference</text:title></text:p>
      </style:header>
      <style:footer>
        <text:p text:style-name="Footer_20_left"><text:page-number text:select-page="current">6</text:page-number></text:p>
      </style:footer>
    </style:master-page>
    <style:master-page style:name="Right_20_Page" style:display-name="Right Page" style:page-layout-name="Mpm4" style:next-style-name="Left_20_Page">
      <style:header>
        <text:p text:style-name="Header_20_right"><text:chapter text:display="number-and-name" text:outline-level="1">4.Common command reference</text:chapter></text:p>
      </style:header>
      <style:footer>
        <text:p text:style-name="Footer_20_right"><text:page-number text:select-page="current">3</text:page-number></text:p>
      </style:footer>
    </style:master-page>
    <style:master-page style:name="HTML" style:page-layout-name="Mpm5"/>
    <style:master-page style:name="master_5f_first_20_page" style:display-name="master_first page" style:page-layout-name="Mpm6" style:next-style-name="master_5f_left_20_page"/>
    <style:master-page style:name="master_5f_left_20_page" style:display-name="master_left page" style:page-layout-name="Mpm6" style:next-style-name="master_5f_right_20_page"/>
    <style:master-page style:name="master_5f_right_20_page" style:display-name="master_right page" style:page-layout-name="Mpm7"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03T16:39:24</meta:creation-date>
    <dc:date>2015-09-07T12:21:52</dc:date>
    <meta:editing-duration>PT20H8M38S</meta:editing-duration>
    <meta:editing-cycles>329</meta:editing-cycles>
    <meta:generator>LibreOffice/5.4.1.2$Linux_X86_64 LibreOffice_project/ea7cb86e6eeb2bf3a5af73a8f7777ac570321527</meta:generator>
    <meta:keyword>SCPI</meta:keyword>
    <meta:keyword>IEEE 488</meta:keyword>
    <meta:keyword>Remote control</meta:keyword>
    <meta:keyword>Programming reference</meta:keyword>
    <dc:title>4. Common command reference</dc:title>
    <meta:document-statistic meta:table-count="14" meta:image-count="0" meta:object-count="0" meta:page-count="6" meta:paragraph-count="306" meta:word-count="1638" meta:character-count="10948" meta:non-whitespace-character-count="9646"/>
    <meta:user-defined meta:name="WebPublish_HTML_Profile">EEZ (HTML)</meta:user-defined>
    <meta:user-defined meta:name="WebPublish_Post_AdditionalCategories">9</meta:user-defined>
    <meta:user-defined meta:name="WebPublish_Post_Id">21</meta:user-defined>
    <meta:user-defined meta:name="WebPublish_Post_PrimaryCategory">8</meta:user-defined>
    <meta:user-defined meta:name="WebPublish_Post_Profile" meta:value-type="string">EEZ</meta:user-defined>
    <meta:user-defined meta:name="WebPublish_Post_PublishOption" meta:value-type="string">Publish now</meta:user-defined>
  </office:meta>
</office:document-meta>
</file>